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0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1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2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6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1.027cm"/>
    </style:style>
    <style:style style:name="gr24" style:family="graphic" style:parent-style-name="standard">
      <style:graphic-properties svg:stroke-color="#800000" draw:marker-end="Arrow" draw:marker-end-width="0.3cm" draw:fill="solid" draw:fill-color="#ffff99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26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svg:stroke-width="0.051cm" svg:stroke-color="#0000ff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outline1">
      <style:graphic-properties fo:min-height="13.61cm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2.11cm" style:use-optimal-column-width="false"/>
    </style:style>
    <style:style style:name="co3" style:family="table-column">
      <style:table-column-properties style:column-width="2.112cm" style:use-optimal-column-width="false"/>
    </style:style>
    <style:style style:name="co4" style:family="table-column">
      <style:table-column-properties style:column-width="3.081cm" style:use-optimal-column-width="false"/>
    </style:style>
    <style:style style:name="co5" style:family="table-column">
      <style:table-column-properties style:column-width="0.718cm" style:use-optimal-column-width="false"/>
    </style:style>
    <style:style style:name="co6" style:family="table-column">
      <style:table-column-properties style:column-width="2.525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1.588cm" style:use-optimal-column-width="false"/>
    </style:style>
    <style:style style:name="co10" style:family="table-column">
      <style:table-column-properties style:column-width="1.172cm" style:use-optimal-column-width="false"/>
    </style:style>
    <style:style style:name="co11" style:family="table-column">
      <style:table-column-properties style:column-width="1.096cm" style:use-optimal-column-width="false"/>
    </style:style>
    <style:style style:name="co12" style:family="table-column">
      <style:table-column-properties style:column-width="3.09cm" style:use-optimal-column-width="false"/>
    </style:style>
    <style:style style:name="co13" style:family="table-column">
      <style:table-column-properties style:column-width="4.643cm" style:use-optimal-column-width="false"/>
    </style:style>
    <style:style style:name="ro1" style:family="table-row">
      <style:table-row-properties style:row-height="0.353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325cm"/>
    </style:style>
    <style:style style:name="ro4" style:family="table-row">
      <style:table-row-properties style:row-height="0.873cm"/>
    </style:style>
    <style:style style:name="ro5" style:family="table-row">
      <style:table-row-properties style:row-height="0.619cm"/>
    </style:style>
    <style:style style:name="ro6" style:family="table-row">
      <style:table-row-properties style:row-height="0.499cm"/>
    </style:style>
    <style:style style:name="ro7" style:family="table-row">
      <style:table-row-properties style:row-height="1.13cm"/>
    </style:style>
    <style:style style:name="ro8" style:family="table-row">
      <style:table-row-properties style:row-height="0.862cm"/>
    </style:style>
    <style:style style:name="ro9" style:family="table-row">
      <style:table-row-properties style:row-height="0.866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weight="bold" style:font-weight-asian="bold" style:font-weight-complex="bold"/>
    </style:style>
    <style:style style:name="ce5" style:family="table-cell">
      <style:graphic-properties draw:fill="solid" draw:fill-color="#ffffff" style:repeat="repeat"/>
      <style:paragraph-properties fo:text-align="end" fo:border="0.001cm solid #000000"/>
    </style:style>
    <style:style style:name="ce6" style:family="table-cell">
      <style:graphic-properties draw:fill="solid" draw:fill-color="#00ff00" style:repeat="repeat"/>
      <style:paragraph-properties fo:border="0.001cm solid #000000"/>
    </style:style>
    <style:style style:name="P1" style:family="paragraph">
      <style:paragraph-properties>
        <style:tab-stops>
          <style:tab-stop style:position="23.543cm"/>
        </style:tab-stops>
      </style:paragraph-properties>
    </style:style>
    <style:style style:name="P2" style:family="paragraph"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FreeSans" style:font-family-generic="swiss" style:font-pitch="variable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color="#0000ff" fo:font-weight="bold" style:font-weight-asian="bold" style:font-weight-complex="bold"/>
    </style:style>
    <style:style style:name="P23" style:family="paragraph">
      <style:text-properties fo:color="#ff0000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3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18pt" style:font-weight-asian="bold" style:font-size-complex="18pt" style:font-weight-complex="bold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26pt" fo:font-weight="normal" style:font-size-asian="18pt" style:font-weight-asian="normal" style:font-size-complex="18pt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80" fo:font-family="FreeMono" style:font-family-generic="modern" style:font-pitch="fixed"/>
    </style:style>
    <style:style style:name="T11" style:family="text">
      <style:text-properties fo:font-family="FreeMono" style:font-family-generic="modern" style:font-pitch="fixed"/>
    </style:style>
    <style:style style:name="T12" style:family="text">
      <style:text-properties fo:font-family="FreeMono" style:font-family-generic="modern" style:font-pitch="fixed" fo:font-weight="bold" style:font-weight-asian="bold" style:font-weight-complex="bold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8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color="#ff0000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800000"/>
    </style:style>
    <style:style style:name="T24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5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6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weight="bold" style:font-weight-asian="bold" style:font-weight-complex="bold"/>
    </style:style>
    <style:style style:name="T28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34" style:family="text">
      <style:text-properties style:text-position="33% 58%" fo:font-family="FreeMono" style:font-family-generic="modern" style:font-pitch="fixed"/>
    </style:style>
    <style:style style:name="T35" style:family="text">
      <style:text-properties style:text-position="33% 58%"/>
    </style:style>
    <style:style style:name="T36" style:family="text">
      <style:text-properties style:text-position="0% 100%"/>
    </style:style>
    <style:style style:name="T37" style:family="text">
      <style:text-properties style:text-position="0% 100%" fo:font-weight="bold" style:font-weight-asian="bold" style:font-weight-complex="bold"/>
    </style:style>
    <style:style style:name="T38" style:family="text">
      <style:text-properties fo:color="#00ff00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800000" fo:font-weight="bold" style:font-weight-asian="bold" style:font-weight-complex="bold"/>
    </style:style>
    <style:style style:name="T41" style:family="text">
      <style:text-properties style:text-position="-33% 58%"/>
    </style:style>
    <style:style style:name="T42" style:family="text">
      <style:text-properties fo:color="#80000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3" style:family="text">
      <style:text-properties fo:color="#800000" style:text-position="-33% 58%"/>
    </style:style>
    <style:style style:name="T44" style:family="text">
      <style:text-properties fo:color="#800000" style:text-position="0% 100%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12pt" fo:font-weight="bold" style:font-size-asian="12pt" style:font-weight-asian="bold" style:font-size-complex="12pt" style:font-weight-complex="bold"/>
    </style:style>
    <style:style style:name="T49" style:family="text">
      <style:text-properties fo:font-family="Symbol" style:font-pitch="variable" style:font-charset="x-symbol"/>
    </style:style>
    <style:style style:name="T50" style:family="text">
      <style:text-properties style:text-line-through-style="solid"/>
    </style:style>
    <style:style style:name="T51" style:family="text">
      <style:text-properties style:text-position="0% 100%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2" style:family="text">
      <style:text-properties fo:color="#ff0000" style:text-position="0% 100%" fo:font-weight="bold" style:font-weight-asian="bold" style:font-weight-complex="bold"/>
    </style:style>
    <style:style style:name="T53" style:family="text">
      <style:text-properties fo:color="#0000ff" fo:font-weight="bold" style:font-weight-asian="bold" style:font-weight-complex="bold"/>
    </style:style>
    <style:style style:name="T54" style:family="text">
      <style:text-properties fo:font-size="26pt" fo:font-style="italic" style:font-size-asian="26pt" style:font-style-asian="italic" style:font-size-complex="26pt" style:font-style-complex="italic"/>
    </style:style>
    <style:style style:name="T55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Regular abstraction</text:p>
                <text:list>
                  <text:list-item>
                    <text:p>Lexical analysis</text:p>
                  </text:list-item>
                  <text:list-item>
                    <text:p>Syntactical Analysis</text:p>
                  </text:list-item>
                </text:list>
              </text:list-item>
              <text:list-item>
                <text:p>Context-Free Abstrac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ring-Embedded DSLs</text:p>
          </draw:text-box>
        </draw:frame>
        <draw:frame draw:style-name="gr2" draw:text-style-name="P2" draw:layer="layout" svg:width="25.4cm" svg:height="12.109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isFiltering()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isAscending()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  <text:p><text:span text:style-name="T1">Connection connection = connect();</text:span></text:p>
            <text:p><text:span text:style-name="T1">connection.prepareStatement(sql);</text:span></text:p>
          </draw:text-box>
        </draw:frame>
        <draw:g>
          <draw:custom-shape draw:style-name="gr3" draw:text-style-name="P3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" draw:layer="layout" svg:width="4.445cm" svg:height="1.27cm" svg:x="17.145cm" svg:y="19.05cm">
            <text:p text:style-name="P3">Hotspo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2" draw:text-style-name="P2" draw:layer="layout" svg:width="25.4cm" svg:height="10.415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</draw:text-box>
        </draw:frame>
        <draw:g>
          <draw:custom-shape draw:style-name="gr6" draw:text-style-name="P3" draw:id="id3" draw:layer="layout" svg:width="3.81cm" svg:height="1.905cm" svg:x="0.77cm" svg:y="17.145cm">
            <text:p text:style-name="P3">SELECT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4" draw:layer="layout" svg:width="3.525cm" svg:height="1.905cm" svg:x="5.47cm" svg:y="17.146cm">
            <text:p text:style-name="P3">FROM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5" draw:layer="layout" svg:width="2.605cm" svg:height="1.905cm" svg:x="9.87cm" svg:y="17.146cm">
            <text:p text:style-name="P3">ON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6" draw:layer="layout" svg:width="3.81cm" svg:height="1.905cm" svg:x="13.67cm" svg:y="14.605cm">
            <text:p text:style-name="P3">WHERE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7" draw:layer="layout" svg:width="5.024cm" svg:height="1.905cm" svg:x="18.571cm" svg:y="17.147cm">
            <text:p text:style-name="P3">ORDER BY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8" draw:layer="layout" svg:width="2.352cm" svg:height="1.905cm" svg:x="24.765cm" svg:y="15.875cm">
            <text:p text:style-name="P3">ASC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9" draw:layer="layout" svg:width="2.352cm" svg:height="1.905cm" svg:x="24.766cm" svg:y="18.376cm">
            <text:p text:style-name="P3">DESC</text:p>
            <draw:enhanced-geometry svg:viewBox="0 0 21600 21600" draw:type="rectangle" draw:enhanced-path="M 0 0 L 21600 0 21600 21600 0 21600 0 0 Z N"/>
          </draw:custom-shape>
          <draw:connector draw:style-name="gr7" draw:text-style-name="P3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7" draw:text-style-name="P3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7" draw:text-style-name="P3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7" draw:text-style-name="P3" draw:layer="layout" svg:x1="12.475cm" svg:y1="18.098cm" svg:x2="18.571cm" svg:y2="18.099cm" draw:start-shape="id5" draw:start-glue-point="1" draw:end-shape="id7" draw:end-glue-point="3" svg:d="m12475 18098h3048v1h3048">
            <text:p/>
          </draw:connector>
          <draw:connector draw:style-name="gr7" draw:text-style-name="P3" draw:layer="layout" svg:x1="17.48cm" svg:y1="15.557cm" svg:x2="18.571cm" svg:y2="18.099cm" draw:start-shape="id6" draw:start-glue-point="1" draw:end-shape="id7" draw:end-glue-point="3" svg:d="m17480 15557h546v2542h545">
            <text:p/>
          </draw:connector>
          <draw:connector draw:style-name="gr7" draw:text-style-name="P3" draw:layer="layout" svg:x1="23.595cm" svg:y1="18.099cm" svg:x2="24.765cm" svg:y2="16.827cm" draw:start-shape="id7" draw:start-glue-point="1" draw:end-shape="id8" draw:end-glue-point="3" svg:d="m23595 18099h585v-1272h585">
            <text:p/>
          </draw:connector>
          <draw:connector draw:style-name="gr7" draw:text-style-name="P3" draw:layer="layout" svg:x1="23.595cm" svg:y1="18.099cm" svg:x2="24.766cm" svg:y2="19.328cm" draw:start-shape="id7" draw:start-glue-point="1" draw:end-shape="id9" draw:end-glue-point="3" svg:d="m23595 18099h586v1229h585">
            <text:p/>
          </draw:connector>
        </draw:g>
        <draw:g>
          <draw:custom-shape draw:style-name="gr3" draw:text-style-name="P3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0" draw:layer="layout" svg:width="4.445cm" svg:height="1.27cm" svg:x="18.415cm" svg:y="9.724cm">
            <text:p text:style-name="P3">Abstraction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3" draw:text-style-name="P3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8" draw:text-style-name="P5" draw:layer="layout" svg:width="26.4cm" svg:height="14.605cm" svg:x="0.905cm" svg:y="5.08cm">
            <text:p text:style-name="P3"><text:span text:style-name="T4">Type 0</text:span><text:span text:style-name="T5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5.24cm" svg:height="12.065cm" svg:x="1.454cm" svg:y="6.985cm">
            <text:p text:style-name="P3"><text:span text:style-name="T4">Context-Sensitive</text:span><text:span text:style-name="T6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9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0" draw:text-style-name="P5" draw:layer="layout" svg:width="22.825cm" svg:height="8.595cm" svg:x="2.427cm" svg:y="9.354cm">
          <draw:text-box>
            <text:p text:style-name="P3"><text:span text:style-name="T4">Context-Free</text:span><text:span text:style-name="T5">: Nondeterministic pushdown automata</text:span></text:p>
          </draw:text-box>
        </draw:frame>
        <draw:g>
          <draw:custom-shape draw:style-name="gr11" draw:text-style-name="P5" draw:layer="layout" svg:width="21.529cm" svg:height="4.445cm" svg:x="2.54cm" svg:y="13.335cm">
            <text:p text:style-name="P3"><text:span text:style-name="T4">Regular</text:span><text:span text:style-name="T5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6.331cm" svg:height="2.425cm" svg:x="4.31cm" svg:y="14.947cm">
            <text:p text:style-name="P3"><text:span text:style-name="T4">Finite</text:span><text:span text:style-name="T5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7" draw:layer="layout" svg:width="3.885cm" svg:height="1.64cm" svg:x="19.61cm" svg:y="15.47cm">
          <text:p text:style-name="P3"><text:span text:style-name="T7">O(N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5.492cm" svg:height="1.489cm" svg:x="5.9cm" svg:y="10.966cm">
          <text:p text:style-name="P3"><text:span text:style-name="T7">O(N</text:span><text:span text:style-name="T8">3</text:span><text:span text:style-name="T7">)</text:span><text:span text:style-name="T9">, but usually</text:span><text:span text:style-name="T7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0">“SELECT * FROM t”</text:span></text:p>
                  </text:list-item>
                  <text:list-item>
                    <text:p>Concatenation:<text:span text:style-name="T11"> sql + </text:span><text:span text:style-name="T10">“ WHERE x &gt; 10”</text:span></text:p>
                  </text:list-item>
                  <text:list-item>
                    <text:p>Conditionals: <text:s/><text:span text:style-name="T12">if</text:span><text:span text:style-name="T11"> (b) </text:span><text:span text:style-name="T12">{</text:span><text:span text:style-name="T11">s+=</text:span><text:span text:style-name="T10">“ASC”</text:span><text:span text:style-name="T11">;</text:span><text:span text:style-name="T12">}</text:span><text:span text:style-name="T11"> </text:span><text:span text:style-name="T12">else {</text:span><text:span text:style-name="T11">s+=</text:span><text:span text:style-name="T10">“DESC”</text:span><text:span text:style-name="T11">;</text:span><text:span text:style-name="T12">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2">for</text:span><text:span text:style-name="T11"> (String s : items) </text:span><text:span text:style-name="T12">{</text:span><text:span text:style-name="T11"> </text:span><text:span text:style-name="T11"><text:line-break/></text:span><text:span text:style-name="T11"><text:tab/></text:span><text:span text:style-name="T11">buffer.append(</text:span><text:span text:style-name="T10">“, “</text:span><text:span text:style-name="T11"> + s); </text:span></text:p>
                        <text:p><text:span text:style-name="T12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6" draw:layer="layout" svg:width="25.199cm" svg:height="13.609cm" svg:x="1.4cm" svg:y="5.039cm" presentation:class="subtitle">
          <draw:text-box>
            <text:p>Do you actually believe that </text:p>
            <text:p/>
            <text:p><text:span text:style-name="T13">Arbitrary programs can generate </text:span></text:p>
            <text:p><text:span text:style-name="T13">ONLY context-free languages</text:span></text:p>
            <text:p><text:span text:style-name="T13">?!</text:span></text:p>
            <text:p><text:span text:style-name="T14"/></text:p>
            <text:p><text:span text:style-name="T14"/></text:p>
            <text:p><text:span text:style-name="T14">Please, reconsider this belie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5">Regular </text:span><text:span text:style-name="T16">grammar Lex</text:span></text:p>
                    <text:list>
                      <text:list-item>
                        <text:p><text:span text:style-name="T16">Describes lexical structure of the embedded language </text:span><text:span text:style-name="T16"><text:line-break/></text:span><text:span text:style-name="T16">(e.g. SQL)</text:span></text:p>
                      </text:list-item>
                    </text:list>
                  </text:list-item>
                  <text:list-item>
                    <text:p><text:span text:style-name="T15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7"> </text:span><text:span text:style-name="T18">L(Lex)*</text:span></text:p>
                <text:list>
                  <text:list-item>
                    <text:p><text:span text:style-name="T18">Compute T := Lex(L(P)) – language of token sequences</text:span></text:p>
                    <text:list>
                      <text:list-item>
                        <text:p><text:span text:style-name="T18">Finite/Regular</text:span></text:p>
                      </text:list-item>
                      <text:list-item>
                        <text:p><text:span text:style-name="T18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Check if T </text:span><text:span text:style-name="T17"> </text:span><text:span text:style-name="T18">L(G)</text:span></text:p>
                <text:list>
                  <text:list-item>
                    <text:p><text:span text:style-name="T18">REG-REG – Decidable</text:span></text:p>
                  </text:list-item>
                  <text:list-item>
                    <text:p><text:span text:style-name="T18">REG-CF – Undecidable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19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gular In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(E) is represented as a <text:span text:style-name="T15">finite automaton</text:span> A</text:p>
              </text:list-item>
              <text:list-item>
                <text:p>Lexical analyzer is represented as a <text:span text:style-name="T15">finite transducer</text:span> T</text:p>
              </text:list-item>
              <text:list-item>
                <text:p>TOK := T(A) is also a <text:span text:style-name="T15">finite automaton</text:span></text:p>
              </text:list-item>
              <text:list-item>
                <text:p><text:span text:style-name="T15">Problem</text:span>: is the given <text:span text:style-name="T15">regular language</text:span> a subset of a given <text:span text:style-name="T15">CF-language</text:span><text:span text:style-name="T16"> (e.g. SQL)</text:span>?</text:p>
                <text:list>
                  <text:list-item>
                    <text:p><text:span text:style-name="T20">AKA “Language Inclusion 3-2”, undecidable</text:span></text:p>
                    <text:list>
                      <text:list-item>
                        <text:p><text:span text:style-name="T21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 Automata (FA)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A :: 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A :: 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3" draw:text-style-name="P3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7" draw:text-style-name="P3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7" draw:text-style-name="P3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7" draw:text-style-name="P3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7" draw:text-style-name="P3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7" draw:text-style-name="P3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4" draw:layer="layout" svg:width="0.853cm" svg:height="0.962cm" svg:x="15.337cm" svg:y="11.527cm">
            <draw:text-box>
              <text:p>0</text:p>
            </draw:text-box>
          </draw:frame>
          <draw:frame draw:style-name="gr14" draw:layer="layout" svg:width="0.853cm" svg:height="0.962cm" svg:x="15.838cm" svg:y="13.027cm">
            <draw:text-box>
              <text:p>1</text:p>
            </draw:text-box>
          </draw:frame>
          <draw:frame draw:style-name="gr14" draw:layer="layout" svg:width="0.853cm" svg:height="0.962cm" svg:x="18.938cm" svg:y="12.127cm">
            <draw:text-box>
              <text:p>0</text:p>
            </draw:text-box>
          </draw:frame>
          <draw:frame draw:style-name="gr14" draw:layer="layout" svg:width="0.853cm" svg:height="0.962cm" svg:x="19.239cm" svg:y="12.927cm">
            <draw:text-box>
              <text:p>1</text:p>
            </draw:text-box>
          </draw:frame>
          <draw:frame draw:style-name="gr14" draw:layer="layout" svg:width="0.853cm" svg:height="0.962cm" svg:x="20.839cm" svg:y="10.627cm">
            <draw:text-box>
              <text:p>0</text:p>
            </draw:text-box>
          </draw:frame>
          <draw:frame draw:style-name="gr14" draw:text-style-name="P8" draw:id="id19" draw:layer="layout" svg:width="0.756cm" svg:height="1.276cm" svg:x="18.539cm" svg:y="14.42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2" draw:text-style-name="P9" draw:id="id16" draw:layer="layout" svg:width="3.81cm" svg:height="1.27cm" svg:x="12.065cm" svg:y="17.44cm">
            <text:p text:style-name="P3"><text:span text:style-name="T23">Initial 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2" draw:text-style-name="P9" draw:id="id17" draw:layer="layout" svg:width="3.81cm" svg:height="1.904cm" svg:x="23.165cm" svg:y="17.441cm">
            <text:p text:style-name="P3"><text:span text:style-name="T23">Accepting</text:span></text:p>
            <text:p text:style-name="P3"><text:span text:style-name="T23">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2" draw:text-style-name="P9" draw:id="id18" draw:layer="layout" svg:width="3.81cm" svg:height="1.27cm" svg:x="17.145cm" svg:y="18.538cm">
            <text:p text:style-name="P3"><text:span text:style-name="T23">Transitio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3" draw:text-style-name="P3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7" draw:text-style-name="P3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7" draw:text-style-name="P3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7" draw:text-style-name="P3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7" draw:text-style-name="P3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7" draw:text-style-name="P3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4" draw:layer="layout" svg:width="0.853cm" svg:height="0.962cm" svg:x="3.904cm" svg:y="6.612cm">
            <draw:text-box>
              <text:p>0</text:p>
            </draw:text-box>
          </draw:frame>
          <draw:frame draw:style-name="gr14" draw:layer="layout" svg:width="0.853cm" svg:height="0.962cm" svg:x="4.405cm" svg:y="7.912cm">
            <draw:text-box>
              <text:p>1</text:p>
            </draw:text-box>
          </draw:frame>
          <draw:frame draw:style-name="gr14" draw:layer="layout" svg:width="0.853cm" svg:height="0.962cm" svg:x="7.505cm" svg:y="7.212cm">
            <draw:text-box>
              <text:p>0</text:p>
            </draw:text-box>
          </draw:frame>
          <draw:frame draw:style-name="gr14" draw:layer="layout" svg:width="0.853cm" svg:height="0.962cm" svg:x="7.806cm" svg:y="8.012cm">
            <draw:text-box>
              <text:p>1</text:p>
            </draw:text-box>
          </draw:frame>
          <draw:frame draw:style-name="gr14" draw:layer="layout" svg:width="0.853cm" svg:height="0.962cm" svg:x="9.406cm" svg:y="5.712cm">
            <draw:text-box>
              <text:p>0</text:p>
            </draw:text-box>
          </draw:frame>
          <draw:frame draw:style-name="gr14" draw:text-style-name="P8" draw:layer="layout" svg:width="0.756cm" svg:height="1.276cm" svg:x="7.106cm" svg:y="9.912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4" draw:text-style-name="P10" draw:layer="layout" svg:width="0.781cm" svg:height="1.081cm" svg:x="10.891cm" svg:y="4.845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3" draw:text-style-name="P3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7" draw:text-style-name="P3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7" draw:text-style-name="P3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7" draw:text-style-name="P3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7" draw:text-style-name="P3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7" draw:text-style-name="P3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4" draw:layer="layout" svg:width="0.853cm" svg:height="0.962cm" svg:x="10.404cm" svg:y="14.87cm">
            <draw:text-box>
              <text:p>0</text:p>
            </draw:text-box>
          </draw:frame>
          <draw:frame draw:style-name="gr14" draw:layer="layout" svg:width="0.853cm" svg:height="0.962cm" svg:x="10.905cm" svg:y="16.17cm">
            <draw:text-box>
              <text:p>1</text:p>
            </draw:text-box>
          </draw:frame>
          <draw:frame draw:style-name="gr14" draw:layer="layout" svg:width="0.853cm" svg:height="0.962cm" svg:x="14.005cm" svg:y="15.47cm">
            <draw:text-box>
              <text:p>0</text:p>
            </draw:text-box>
          </draw:frame>
          <draw:frame draw:style-name="gr14" draw:layer="layout" svg:width="0.853cm" svg:height="0.962cm" svg:x="14.306cm" svg:y="16.27cm">
            <draw:text-box>
              <text:p>1</text:p>
            </draw:text-box>
          </draw:frame>
          <draw:frame draw:style-name="gr14" draw:layer="layout" svg:width="0.853cm" svg:height="0.962cm" svg:x="15.906cm" svg:y="13.97cm">
            <draw:text-box>
              <text:p>0</text:p>
            </draw:text-box>
          </draw:frame>
          <draw:frame draw:style-name="gr14" draw:text-style-name="P8" draw:layer="layout" svg:width="0.756cm" svg:height="1.276cm" svg:x="13.606cm" svg:y="18.1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3" draw:text-style-name="P3" draw:layer="layout" svg:width="1.083cm" svg:height="1.083cm" svg:x="13.044cm" svg:y="14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8" draw:layer="layout" svg:width="4.85cm" svg:height="1.276cm" svg:x="18.15cm" svg:y="7.42cm">
          <draw:text-box>
            <text:p><text:span text:style-name="T22">, | [01]+ 0?</text:span></text:p>
          </draw:text-box>
        </draw:frame>
        <draw:frame draw:style-name="gr2" draw:text-style-name="P8" draw:layer="layout" svg:width="20.955cm" svg:height="1.453cm" svg:x="0.635cm" svg:y="12cm">
          <draw:text-box>
            <text:p><text:span text:style-name="T25"></text:span><text:span text:style-name="T26">-</text:span><text:span text:style-name="T22">Transitions can always be eliminat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7"></text:span>-transition from A to the initial state</text:p>
                  </text:list-item>
                </text:list>
              </text:list-item>
              <text:list-item>
                <text:p>Eliminate all <text:span text:style-name="T17"></text:span>-transitions</text:p>
              </text:list-item>
            </text:list>
          </draw:text-box>
        </draw:frame>
        <draw:g>
          <draw:g draw:id="id28">
            <draw:custom-shape draw:style-name="gr13" draw:text-style-name="P3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7" draw:text-style-name="P3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7" draw:text-style-name="P3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7" draw:text-style-name="P3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7" draw:text-style-name="P3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7" draw:text-style-name="P3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4" draw:layer="layout" svg:width="0.853cm" svg:height="0.962cm" svg:x="3.464cm" svg:y="14.474cm">
            <draw:text-box>
              <text:p>0</text:p>
            </draw:text-box>
          </draw:frame>
          <draw:frame draw:style-name="gr14" draw:layer="layout" svg:width="0.853cm" svg:height="0.962cm" svg:x="3.965cm" svg:y="15.774cm">
            <draw:text-box>
              <text:p>1</text:p>
            </draw:text-box>
          </draw:frame>
          <draw:frame draw:style-name="gr14" draw:layer="layout" svg:width="0.853cm" svg:height="0.962cm" svg:x="7.065cm" svg:y="15.074cm">
            <draw:text-box>
              <text:p>0</text:p>
            </draw:text-box>
          </draw:frame>
          <draw:frame draw:style-name="gr14" draw:layer="layout" svg:width="0.853cm" svg:height="0.962cm" svg:x="7.366cm" svg:y="15.874cm">
            <draw:text-box>
              <text:p>1</text:p>
            </draw:text-box>
          </draw:frame>
          <draw:frame draw:style-name="gr14" draw:layer="layout" svg:width="0.853cm" svg:height="0.962cm" svg:x="8.966cm" svg:y="13.574cm">
            <draw:text-box>
              <text:p>0</text:p>
            </draw:text-box>
          </draw:frame>
          <draw:frame draw:style-name="gr14" draw:text-style-name="P8" draw:layer="layout" svg:width="0.756cm" svg:height="1.276cm" svg:x="6.666cm" svg:y="17.774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4" draw:text-style-name="P10" draw:layer="layout" svg:width="0.781cm" svg:height="1.081cm" svg:x="9.951cm" svg:y="12.307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3" draw:text-style-name="P3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7" draw:text-style-name="P3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7" draw:text-style-name="P3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7" draw:text-style-name="P3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7" draw:text-style-name="P3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7" draw:text-style-name="P3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4" draw:layer="layout" svg:width="0.853cm" svg:height="0.962cm" svg:x="16.204cm" svg:y="14.474cm">
            <draw:text-box>
              <text:p>0</text:p>
            </draw:text-box>
          </draw:frame>
          <draw:frame draw:style-name="gr14" draw:layer="layout" svg:width="0.853cm" svg:height="0.962cm" svg:x="16.705cm" svg:y="15.774cm">
            <draw:text-box>
              <text:p>1</text:p>
            </draw:text-box>
          </draw:frame>
          <draw:frame draw:style-name="gr14" draw:layer="layout" svg:width="0.853cm" svg:height="0.962cm" svg:x="19.805cm" svg:y="15.074cm">
            <draw:text-box>
              <text:p>0</text:p>
            </draw:text-box>
          </draw:frame>
          <draw:frame draw:style-name="gr14" draw:layer="layout" svg:width="0.853cm" svg:height="0.962cm" svg:x="20.106cm" svg:y="15.874cm">
            <draw:text-box>
              <text:p>1</text:p>
            </draw:text-box>
          </draw:frame>
          <draw:frame draw:style-name="gr18" draw:layer="layout" svg:width="0.853cm" svg:height="0.962cm" svg:x="21.59cm" svg:y="14.278cm">
            <draw:text-box>
              <text:p>0</text:p>
            </draw:text-box>
          </draw:frame>
          <draw:frame draw:style-name="gr14" draw:text-style-name="P8" draw:layer="layout" svg:width="0.756cm" svg:height="1.276cm" svg:x="18.415cm" svg:y="16.845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4.01cm" svg:y1="16.94cm" svg:x2="14.934cm" svg:y2="16.935cm" draw:end-shape="id30" draw:end-glue-point="6" svg:d="m14010 16940 924-5">
            <text:p/>
          </draw:connector>
          <draw:connector draw:style-name="gr17" draw:text-style-name="P3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7" draw:text-style-name="P3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8" draw:text-style-name="P11" draw:layer="layout" svg:width="0.853cm" svg:height="0.962cm" svg:x="22.642cm" svg:y="12.373cm">
            <draw:text-box>
              <text:p><text:span text:style-name="T27">0</text:span></text:p>
            </draw:text-box>
          </draw:frame>
          <draw:frame draw:style-name="gr18" draw:text-style-name="P11" draw:layer="layout" svg:width="0.853cm" svg:height="0.962cm" svg:x="20.102cm" svg:y="12.9cm">
            <draw:text-box>
              <text:p><text:span text:style-name="T27">1</text:span></text:p>
            </draw:text-box>
          </draw:frame>
          <draw:connector draw:style-name="gr17" draw:text-style-name="P3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19" draw:text-style-name="P12" draw:layer="layout" svg:width="0.943cm" svg:height="1.276cm" svg:x="23.822cm" svg:y="17.674cm">
            <draw:text-box>
              <text:p><text:span text:style-name="T28">,</text:span></text:p>
            </draw:text-box>
          </draw:frame>
        </draw:g>
        <draw:frame draw:style-name="gr2" draw:text-style-name="P13" draw:layer="layout" svg:width="7.62cm" svg:height="1.352cm" svg:x="11.075cm" svg:y="19.285cm">
          <draw:text-box>
            <text:p><text:span text:style-name="T29">(</text:span><text:span text:style-name="T30">, | [01]+ 0</text:span><text:span text:style-name="T29">)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3" draw:text-style-name="P3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972cm" svg:height="0.972cm" svg:x="10.903cm" svg:y="9.147cm">
            <text:p text:style-name="P3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3" draw:layer="layout" svg:width="1.27cm" svg:height="1.27cm" svg:x="2.194cm" svg:y="9.008cm">
            <text:p text:style-name="P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2" draw:layer="layout" svg:width="1.27cm" svg:height="1.27cm" svg:x="6.004cm" svg:y="7.103cm">
            <text:p text:style-name="P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7" draw:text-style-name="P3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7" draw:text-style-name="P3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7" draw:text-style-name="P3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7" draw:text-style-name="P3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7" draw:text-style-name="P3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4" draw:layer="layout" svg:width="0.853cm" svg:height="0.962cm" svg:x="3.464cm" svg:y="7.181cm">
            <draw:text-box>
              <text:p>0</text:p>
            </draw:text-box>
          </draw:frame>
          <draw:frame draw:style-name="gr14" draw:layer="layout" svg:width="0.853cm" svg:height="0.962cm" svg:x="3.965cm" svg:y="8.481cm">
            <draw:text-box>
              <text:p>1</text:p>
            </draw:text-box>
          </draw:frame>
          <draw:frame draw:style-name="gr14" draw:layer="layout" svg:width="0.853cm" svg:height="0.962cm" svg:x="7.065cm" svg:y="7.781cm">
            <draw:text-box>
              <text:p>0</text:p>
            </draw:text-box>
          </draw:frame>
          <draw:frame draw:style-name="gr14" draw:layer="layout" svg:width="0.853cm" svg:height="0.962cm" svg:x="7.366cm" svg:y="8.581cm">
            <draw:text-box>
              <text:p>1</text:p>
            </draw:text-box>
          </draw:frame>
          <draw:frame draw:style-name="gr18" draw:layer="layout" svg:width="0.853cm" svg:height="0.962cm" svg:x="8.85cm" svg:y="6.985cm">
            <draw:text-box>
              <text:p>0</text:p>
            </draw:text-box>
          </draw:frame>
          <draw:frame draw:style-name="gr14" draw:text-style-name="P8" draw:layer="layout" svg:width="0.756cm" svg:height="1.276cm" svg:x="5.675cm" svg:y="9.552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.27cm" svg:y1="9.647cm" svg:x2="2.194cm" svg:y2="9.642cm" draw:end-shape="id33" draw:end-glue-point="6" svg:d="m1270 9647 924-5">
            <text:p/>
          </draw:connector>
          <draw:connector draw:style-name="gr21" draw:text-style-name="P3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1" draw:text-style-name="P3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8" draw:text-style-name="P14" draw:layer="layout" svg:width="0.853cm" svg:height="0.962cm" svg:x="9.902cm" svg:y="5.08cm">
            <draw:text-box>
              <text:p><text:span text:style-name="T31">0</text:span></text:p>
            </draw:text-box>
          </draw:frame>
          <draw:frame draw:style-name="gr18" draw:text-style-name="P14" draw:layer="layout" svg:width="0.853cm" svg:height="0.962cm" svg:x="7.362cm" svg:y="5.607cm">
            <draw:text-box>
              <text:p><text:span text:style-name="T31">1</text:span></text:p>
            </draw:text-box>
          </draw:frame>
          <draw:connector draw:style-name="gr21" draw:text-style-name="P3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19" draw:text-style-name="P15" draw:layer="layout" svg:width="0.943cm" svg:height="1.276cm" svg:x="11.082cm" svg:y="10.381cm">
            <draw:text-box>
              <text:p><text:span text:style-name="T32">,</text:span></text:p>
            </draw:text-box>
          </draw:frame>
        </draw:g>
        <draw:frame draw:style-name="gr2" draw:text-style-name="P16" draw:layer="layout" svg:width="2.54cm" svg:height="1.728cm" svg:x="13.97cm" svg:y="6.985cm">
          <draw:text-box>
            <text:p><text:span text:style-name="T33"></text:span></text:p>
          </draw:text-box>
        </draw:frame>
        <draw:frame draw:style-name="gr2" draw:text-style-name="P13" draw:layer="layout" svg:width="13.335cm" svg:height="1.352cm" svg:x="1.91cm" svg:y="11.983cm">
          <draw:text-box>
            <text:p><text:span text:style-name="T30">Generator: (, | [01]+ 0)+</text:span></text:p>
          </draw:text-box>
        </draw:frame>
        <draw:frame draw:style-name="gr2" draw:text-style-name="P13" draw:layer="layout" svg:width="11.43cm" svg:height="1.352cm" svg:x="16.375cm" svg:y="11.983cm">
          <draw:text-box>
            <text:p><text:span text:style-name="T30">Recognizer: ([01]+ | ,)*</text:span></text:p>
          </draw:text-box>
        </draw:frame>
        <draw:g>
          <draw:custom-shape draw:style-name="gr13" draw:text-style-name="P3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0" draw:text-style-name="P3" draw:layer="layout" svg:width="1.079cm" svg:height="1.079cm" svg:x="17.245cm" svg:y="8.355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5.815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10.26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7" draw:text-style-name="P3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7" draw:text-style-name="P3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7" draw:text-style-name="P3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7" draw:text-style-name="P3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7" draw:text-style-name="P3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7" draw:text-style-name="P3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7" draw:text-style-name="P3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2" draw:layer="layout" svg:width="0.853cm" svg:height="0.963cm" svg:x="19.467cm" svg:y="4.01cm">
            <draw:text-box>
              <text:p>1</text:p>
            </draw:text-box>
          </draw:frame>
          <draw:frame draw:style-name="gr22" draw:layer="layout" svg:width="0.853cm" svg:height="0.963cm" svg:x="19.685cm" svg:y="5.18cm">
            <draw:text-box>
              <text:p>0</text:p>
            </draw:text-box>
          </draw:frame>
          <draw:frame draw:style-name="gr22" draw:layer="layout" svg:width="0.853cm" svg:height="0.963cm" svg:x="23.495cm" svg:y="4.117cm">
            <draw:text-box>
              <text:p>1</text:p>
            </draw:text-box>
          </draw:frame>
          <draw:frame draw:style-name="gr22" draw:layer="layout" svg:width="0.853cm" svg:height="0.963cm" svg:x="22.696cm" svg:y="4.518cm">
            <draw:text-box>
              <text:p>0</text:p>
            </draw:text-box>
          </draw:frame>
          <draw:frame draw:style-name="gr22" draw:layer="layout" svg:width="0.853cm" svg:height="0.963cm" svg:x="23.277cm" svg:y="8.255cm">
            <draw:text-box>
              <text:p>1</text:p>
            </draw:text-box>
          </draw:frame>
          <draw:frame draw:style-name="gr22" draw:layer="layout" svg:width="0.853cm" svg:height="0.963cm" svg:x="22.478cm" svg:y="8.256cm">
            <draw:text-box>
              <text:p>0</text:p>
            </draw:text-box>
          </draw:frame>
          <draw:frame draw:style-name="gr23" draw:layer="layout" svg:width="0.756cm" svg:height="1.277cm" svg:x="21.59cm" svg:y="7.62cm">
            <draw:text-box>
              <text:p><text:span text:style-name="T22">,</text:span></text:p>
            </draw:text-box>
          </draw:frame>
          <draw:frame draw:style-name="gr23" draw:layer="layout" svg:width="0.756cm" svg:height="1.277cm" svg:x="20.734cm" svg:y="10.795cm">
            <draw:text-box>
              <text:p><text:span text:style-name="T22">,</text:span></text:p>
            </draw:text-box>
          </draw:frame>
          <draw:connector draw:style-name="gr7" draw:text-style-name="P3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3" draw:layer="layout" svg:width="0.756cm" svg:height="1.277cm" svg:x="19.551cm" svg:y="8.846cm">
            <draw:text-box>
              <text:p><text:span text:style-name="T22">,</text:span></text:p>
            </draw:text-box>
          </draw:frame>
        </draw:g>
        <draw:frame draw:style-name="gr14" draw:layer="layout" svg:width="12.753cm" svg:height="5.635cm" svg:x="7.905cm" svg:y="14.34cm">
          <draw:text-box>
            <text:p><text:span text:style-name="T11">S :: State</text:span><text:span text:style-name="T34">G</text:span><text:span text:style-name="T11"> -&gt; [State</text:span><text:span text:style-name="T34">R</text:span><text:span text:style-name="T11">]</text:span></text:p>
            <text:p><text:span text:style-name="T11">T :: Transition</text:span><text:span text:style-name="T34">G</text:span><text:span text:style-name="T11"> -&gt; [Transition</text:span><text:span text:style-name="T34">R</text:span><text:span text:style-name="T11">]</text:span></text:p>
            <text:p/>
            <text:p>We start from </text:p>
            <text:p><text:span text:style-name="T11"><text:tab/></text:span><text:span text:style-name="T11">S = {Init</text:span><text:span text:style-name="T34">G</text:span><text:span text:style-name="T11"> |-&gt; [Init</text:span><text:span text:style-name="T34">R</text:span><text:span text:style-name="T11">]}</text:span></text:p>
            <text:p><text:span text:style-name="T11"><text:tab/></text:span><text:span text:style-name="T11">T = {}</text:span></text:p>
            <text:p/>
            <text:p>And compute S and T until a fix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lgorithm</text:p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eing in state X<text:span text:style-name="T35">G</text:span></text:p>
                <text:list>
                  <text:list-item>
                    <text:p>For all transitions X<text:span text:style-name="T35">G</text:span> -c-&gt; Y<text:span text:style-name="T35">G</text:span></text:p>
                    <text:list>
                      <text:list-item>
                        <text:p>For all states X<text:span text:style-name="T35">R</text:span> &lt;- S(X<text:span text:style-name="T35">G</text:span>)</text:p>
                        <text:list>
                          <text:list-item>
                            <text:p>Find a transition X<text:span text:style-name="T35">R</text:span> -c-&gt; Y<text:span text:style-name="T35">R</text:span></text:p>
                            <text:list>
                              <text:list-item>
                                <text:p><text:span text:style-name="T36">If no such transition exists, abort and return </text:span><text:span text:style-name="T37">NO</text:span></text:p>
                              </text:list-item>
                            </text:list>
                          </text:list-item>
                          <text:list-item>
                            <text:p>Add it to T(X<text:span text:style-name="T35">G</text:span>)</text:p>
                          </text:list-item>
                          <text:list-item>
                            <text:p>Add Y<text:span text:style-name="T35">R</text:span> to S(Y<text:span text:style-name="T35">G</text:span>)</text:p>
                            <text:list>
                              <text:list-item>
                                <text:p>If Y<text:span text:style-name="T35">G</text:span> is accepting and Y<text:span text:style-name="T35">R</text:span> is not, abort and return <text:span text:style-name="T15">NO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S or T has changed, recursive call from Y<text:span text:style-name="T35">G</text:span></text:p>
                      </text:list-item>
                    </text:list>
                  </text:list-item>
                  <text:list-item>
                    <text:p><text:span text:style-name="T36">Return </text:span><text:span text:style-name="T37">YES</text:span></text:p>
                  </text:list-item>
                </text:list>
              </text:list-item>
              <text:list-item>
                <text:p>Why a <text:span text:style-name="T15">fixpoint</text:span> will be reached eventually?</text:p>
                <text:list>
                  <text:list-item>
                    <text:p>We only <text:span text:style-name="T15">add</text:span> to both maps</text:p>
                  </text:list-item>
                  <text:list-item>
                    <text:p>Sets of states and transitions are <text:span text:style-name="T15">finite</text:span></text:p>
                  </text:list-item>
                </text:list>
              </text:list-item>
              <text:list-item>
                <text:p>Time complexity: </text:p>
                <text:list>
                  <text:list-item>
                    <text:p>O(|States<text:span text:style-name="T35">G</text:span>|*|States<text:span text:style-name="T35">R</text:span>| + |Transitions<text:span text:style-name="T35">G</text:span>|*|Transitions<text:span text:style-name="T35">R</text:span>|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Nature of Lexical Analysis</text:p>
          </draw:text-box>
        </draw:frame>
        <draw:frame draw:style-name="gr2" draw:layer="layout" svg:width="26.67cm" svg:height="0.962cm" svg:x="0.635cm" svg:y="5.115cm">
          <draw:text-box>
            <text:p text:style-name="P3">SELECT name FROM people WHERE people.age &gt;= 18</text:p>
          </draw:text-box>
        </draw:frame>
        <draw:g>
          <draw:custom-shape draw:style-name="gr13" draw:text-style-name="P3" draw:id="id38" draw:layer="layout" svg:width="0.568cm" svg:height="0.569cm" svg:x="12.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1.796cm" svg:y1="10.938cm" svg:x2="12.21cm" svg:y2="10.935cm" draw:end-shape="id38" draw:end-glue-point="6" svg:d="m11796 10938 414-3">
            <text:p/>
          </draw:connector>
          <draw:custom-shape draw:style-name="gr13" draw:text-style-name="P3" draw:layer="layout" svg:width="0.483cm" svg:height="0.483cm" svg:x="12.255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9" draw:layer="layout" svg:width="0.569cm" svg:height="0.569cm" svg:x="14.2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483cm" svg:height="0.483cm" svg:x="14.245cm" svg:y="9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0" draw:layer="layout" svg:width="0.569cm" svg:height="0.569cm" svg:x="14.2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483cm" svg:height="0.483cm" svg:x="14.245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2.493cm" svg:y1="10.652cm" svg:x2="14.483cm" svg:y2="9.514cm" draw:start-shape="id38" draw:start-glue-point="4" draw:end-shape="id39" draw:end-glue-point="4" svg:d="m12493 10652c0-2460 1990-1891 1990-1138">
            <text:p/>
          </draw:connector>
          <draw:connector draw:style-name="gr7" draw:text-style-name="P3" draw:layer="layout" draw:type="curve" svg:x1="12.694cm" svg:y1="10.734cm" svg:x2="14.282cm" svg:y2="9.596cm" draw:start-shape="id38" draw:start-glue-point="11" draw:end-shape="id39" draw:end-glue-point="5" svg:d="m12694 10734c0-759 529-1138 1588-1138">
            <text:p/>
          </draw:connector>
          <draw:connector draw:style-name="gr7" draw:text-style-name="P3" draw:layer="layout" draw:type="curve" svg:x1="14.483cm" svg:y1="10.081cm" svg:x2="14.484cm" svg:y2="11.505cm" draw:start-shape="id39" draw:start-glue-point="8" draw:end-shape="id40" draw:end-glue-point="0" svg:d="m14483 10081c0 1069 1 358 1 1424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2cm" svg:y1="11.788cm" svg:x2="14.483cm" svg:y2="12.072cm" draw:start-shape="id40" draw:start-glue-point="6" draw:end-shape="id40" draw:end-glue-point="8" svg:d="m14200 11788c-753 0-627 394-369 653s652 385 652-369">
            <text:p/>
          </draw:connector>
          <draw:connector draw:style-name="gr7" draw:text-style-name="P3" draw:layer="layout" draw:type="curve" svg:x1="14.685cm" svg:y1="11.587cm" svg:x2="14.685cm" svg:y2="9.999cm" draw:start-shape="id40" draw:start-glue-point="11" draw:end-shape="id39" draw:end-glue-point="9" svg:d="m14685 11587v-1588">
            <text:p/>
          </draw:connector>
          <draw:connector draw:style-name="gr7" draw:text-style-name="P3" draw:layer="layout" draw:type="curve" svg:x1="14.767cm" svg:y1="11.788cm" svg:x2="14.685cm" svg:y2="9.999cm" draw:start-shape="id40" draw:start-glue-point="10" draw:end-shape="id39" draw:end-glue-point="9" svg:d="m14767 11788c754 0 795-1789-82-1789">
            <text:p/>
          </draw:connector>
          <draw:connector draw:style-name="gr7" draw:text-style-name="P3" draw:layer="layout" draw:type="curve" svg:x1="12.776cm" svg:y1="10.935cm" svg:x2="14.282cm" svg:y2="11.587cm" draw:start-shape="id38" draw:start-glue-point="10" draw:end-shape="id40" draw:end-glue-point="5" svg:d="m12776 10935c1069 0 317 652 1506 652">
            <text:p/>
          </draw:connector>
        </draw:g>
        <draw:frame draw:style-name="gr2" draw:layer="layout" svg:width="26.67cm" svg:height="1.673cm" svg:x="0.635cm" svg:y="15.505cm">
          <draw:text-box>
            <text:p text:style-name="P3"><text:span text:style-name="T15">SELECT</text:span> <text:span text:style-name="T38">WS</text:span> ID(name) <text:span text:style-name="T38">WS</text:span> <text:span text:style-name="T15">FROM</text:span> ID(people) <text:span text:style-name="T38">WS</text:span> </text:p>
            <text:p text:style-name="P3"><text:span text:style-name="T15">WHERE</text:span> <text:span text:style-name="T38">WS</text:span> ID(people) <text:span text:style-name="T39">DOT</text:span> ID(age) <text:span text:style-name="T38">WS</text:span> <text:span text:style-name="T15">GE</text:span> NUM(18) <text:span text:style-name="T20">EOF</text:span></text:p>
          </draw:text-box>
        </draw:frame>
        <draw:custom-shape draw:style-name="gr13" draw:text-style-name="P3" draw:layer="layout" svg:width="2.54cm" svg:height="1.905cm" svg:x="12.76cm" svg:y="6.385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2.54cm" svg:height="1.905cm" svg:x="12.76cm" svg:y="13.286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id="id41" draw:layer="layout" svg:width="4.445cm" svg:height="1.905cm" svg:x="1.905cm" svg:y="8.255cm">
          <text:p text:style-name="P3"><text:span text:style-name="T23">Unicode</text:span></text:p>
          <text:p text:style-name="P3"><text:span text:style-name="T23">alphabet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4.127cm" svg:y1="8.255cm" svg:x2="8.58cm" svg:y2="6.312cm" draw:start-shape="id41" draw:start-glue-point="0" svg:d="m4127 8255 4453-1943">
          <text:p/>
        </draw:connector>
        <draw:custom-shape draw:style-name="gr12" draw:text-style-name="P9" draw:id="id42" draw:layer="layout" svg:width="4.445cm" svg:height="2.54cm" svg:x="19.05cm" svg:y="10.16cm">
          <text:p text:style-name="P3"><text:span text:style-name="T23">Tokens </text:span></text:p>
          <text:p text:style-name="P3"><text:span text:style-name="T23">alphabet,</text:span></text:p>
          <text:p text:style-name="P3"><text:span text:style-name="T23">includes </text:span><text:span text:style-name="T40">EOF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21.272cm" svg:y1="12.7cm" svg:x2="18.105cm" svg:y2="15.195cm" draw:start-shape="id42" draw:start-glue-point="2" svg:d="m21272 12700-3167 2495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-State Transducers (FST)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cognize and generate at the same time</text:p>
                <text:list>
                  <text:list-item>
                    <text:p>FST :: A* -&gt; B*</text:p>
                    <text:list>
                      <text:list-item>
                        <text:p>For finite alphabets A and B, both containing a special symbol <text:span text:style-name="T15">EO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3" draw:id="id43" draw:layer="layout" svg:width="1.27cm" svg:height="1.27cm" svg:x="9.245cm" svg:y="8.03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id="id44" draw:layer="layout" svg:width="1.27cm" svg:height="1.27cm" svg:x="17.5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972cm" svg:height="0.972cm" svg:x="17.639cm" svg:y="8.174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0.513cm" svg:y1="8.669cm" svg:x2="17.5cm" svg:y2="8.669cm" draw:start-shape="id43" draw:start-glue-point="10" draw:end-shape="id44" draw:end-glue-point="6" svg:d="m10513 8669h6987">
          <text:p/>
        </draw:connector>
        <draw:frame draw:style-name="gr14" draw:id="id46" draw:layer="layout" svg:width="3.029cm" svg:height="1.114cm" svg:x="12.82cm" svg:y="7.565cm">
          <draw:text-box>
            <text:p>a / b<text:span text:style-name="T41">1</text:span>...b<text:span text:style-name="T41">n</text:span></text:p>
          </draw:text-box>
        </draw:frame>
        <draw:custom-shape draw:style-name="gr12" draw:text-style-name="P9" draw:id="id45" draw:layer="layout" svg:width="5.715cm" svg:height="1.27cm" svg:x="10.16cm" svg:y="9.73cm">
          <text:p text:style-name="P3"><text:span text:style-name="T23">a </text:span><text:span text:style-name="T42"></text:span><text:span text:style-name="T23"> A?, b</text:span><text:span text:style-name="T43">1</text:span><text:span text:style-name="T44">...b</text:span><text:span text:style-name="T43">n</text:span><text:span text:style-name="T23"> </text:span><text:span text:style-name="T42"></text:span><text:span text:style-name="T23"> B*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13.017cm" svg:y1="9.73cm" svg:x2="14.334cm" svg:y2="8.679cm" draw:start-shape="id45" draw:start-glue-point="0" draw:end-shape="id46" draw:end-glue-point="2" svg:d="m13017 9730 1317-1051">
          <text:p/>
        </draw:connector>
        <draw:g>
          <draw:custom-shape draw:style-name="gr20" draw:text-style-name="P3" draw:id="id47" draw:layer="layout" svg:width="1.27cm" svg:height="1.27cm" svg:x="7.942cm" svg:y="15.883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018cm" svg:y1="16.523cm" svg:x2="7.942cm" svg:y2="16.517cm" draw:end-shape="id47" draw:end-glue-point="6" svg:d="m7018 16523 924-6">
            <text:p/>
          </draw:connector>
          <draw:custom-shape draw:style-name="gr13" draw:text-style-name="P3" draw:id="id48" draw:layer="layout" svg:width="1.27cm" svg:height="1.27cm" svg:x="12.387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3.443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9" draw:layer="layout" svg:width="1.27cm" svg:height="1.27cm" svg:x="12.387cm" svg:y="1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7.888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8.576cm" svg:y1="15.883cm" svg:x2="13.021cm" svg:y2="13.343cm" draw:start-shape="id47" draw:start-glue-point="4" draw:end-shape="id48" draw:end-glue-point="4" svg:d="m8576 15883c0-4561 4445-3291 4445-2540">
            <text:p/>
          </draw:connector>
          <draw:connector draw:style-name="gr7" draw:text-style-name="P3" draw:layer="layout" draw:type="curve" svg:x1="9.025cm" svg:y1="16.068cm" svg:x2="12.572cm" svg:y2="13.528cm" draw:start-shape="id47" draw:start-glue-point="11" draw:end-shape="id48" draw:end-glue-point="5" svg:d="m9025 16068c0-1694 1182-2540 3547-2540">
            <text:p/>
          </draw:connector>
          <draw:connector draw:style-name="gr7" draw:text-style-name="P3" draw:layer="layout" draw:type="curve" svg:x1="13.021cm" svg:y1="14.611cm" svg:x2="13.022cm" svg:y2="17.788cm" draw:start-shape="id48" draw:start-glue-point="8" draw:end-shape="id49" draw:end-glue-point="0" svg:d="m13021 14611c0 2385 1 797 1 3177">
            <text:p/>
          </draw:connector>
          <draw:connector draw:style-name="gr7" draw:text-style-name="P3" draw:layer="layout" draw:type="curve" svg:x1="13.021cm" svg:y1="13.343cm" svg:x2="13.655cm" svg:y2="13.977cm" draw:start-shape="id48" draw:start-glue-point="4" draw:end-shape="id48" draw:end-glue-point="10" svg:d="m13021 13343c0-751 569-626 917-280s473 914-283 914">
            <text:p/>
          </draw:connector>
          <draw:connector draw:style-name="gr7" draw:text-style-name="P3" draw:layer="layout" draw:type="curve" draw:line-skew="-0.581cm 0.579cm" svg:x1="13.021cm" svg:y1="13.343cm" svg:x2="13.655cm" svg:y2="13.977cm" draw:start-shape="id48" draw:start-glue-point="4" draw:end-shape="id48" draw:end-glue-point="10" svg:d="m13021 13343c0-1623 859-1352 1423-789s835 1423-789 1423">
            <text:p/>
          </draw:connector>
          <draw:connector draw:style-name="gr7" draw:text-style-name="P3" draw:layer="layout" draw:type="curve" svg:x1="12.387cm" svg:y1="18.422cm" svg:x2="13.021cm" svg:y2="19.056cm" draw:start-shape="id49" draw:start-glue-point="6" draw:end-shape="id49" draw:end-glue-point="8" svg:d="m12387 18422c-751 0-626 569-280 917s914 473 914-283">
            <text:p/>
          </draw:connector>
          <draw:connector draw:style-name="gr7" draw:text-style-name="P3" draw:layer="layout" draw:type="curve" svg:x1="13.47cm" svg:y1="17.973cm" svg:x2="13.47cm" svg:y2="14.426cm" draw:start-shape="id49" draw:start-glue-point="11" draw:end-shape="id48" draw:end-glue-point="9" svg:d="m13470 17973v-3547">
            <text:p/>
          </draw:connector>
          <draw:connector draw:style-name="gr7" draw:text-style-name="P3" draw:layer="layout" draw:type="curve" draw:line-skew="1.297cm" svg:x1="13.655cm" svg:y1="18.422cm" svg:x2="13.47cm" svg:y2="14.426cm" draw:start-shape="id49" draw:start-glue-point="10" draw:end-shape="id48" draw:end-glue-point="9" svg:d="m13655 18422c2701 0 2794-3996-185-3996">
            <text:p/>
          </draw:connector>
          <draw:frame draw:style-name="gr22" draw:layer="layout" svg:width="1.706cm" svg:height="1.081cm" svg:x="10.264cm" svg:y="11.538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9.782cm" svg:y="12.808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4.292cm" svg:y="11.74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893cm" svg:y="12.446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10.065cm" svg:y="14.848cm">
            <draw:text-box>
              <text:p><text:span text:style-name="T22">,</text:span><text:span text:style-name="T45"> / </text:span><text:span text:style-name="T46">NUM CM </text:span></text:p>
            </draw:text-box>
          </draw:frame>
          <draw:frame draw:style-name="gr23" draw:layer="layout" svg:width="2.344cm" svg:height="1.277cm" svg:x="10.031cm" svg:y="18.523cm">
            <draw:text-box>
              <text:p><text:span text:style-name="T22">, </text:span><text:span text:style-name="T45">/ </text:span><text:span text:style-name="T46">CM</text:span></text:p>
            </draw:text-box>
          </draw:frame>
          <draw:connector draw:style-name="gr7" draw:text-style-name="P3" draw:layer="layout" draw:type="curve" svg:x1="9.21cm" svg:y1="16.517cm" svg:x2="12.572cm" svg:y2="17.973cm" draw:start-shape="id47" draw:start-glue-point="10" draw:end-shape="id49" draw:end-glue-point="5" svg:d="m9210 16517c2385 0 704 1456 3362 1456">
            <text:p/>
          </draw:connector>
          <draw:frame draw:style-name="gr23" draw:layer="layout" svg:width="2.257cm" svg:height="1.277cm" svg:x="9.148cm" svg:y="16.874cm">
            <draw:text-box>
              <text:p><text:span text:style-name="T22">, </text:span><text:span text:style-name="T45">/ </text:span><text:span text:style-name="T46">CM</text:span></text:p>
            </draw:text-box>
          </draw:frame>
          <draw:frame draw:style-name="gr22" draw:layer="layout" svg:width="2.123cm" svg:height="1.081cm" svg:x="15.767cm" svg:y="15.87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393cm" svg:y="15.946cm">
            <draw:text-box>
              <text:p>0 / <text:span text:style-name="T17"></text:span></text:p>
            </draw:text-box>
          </draw:frame>
        </draw:g>
        <draw:frame draw:style-name="gr2" draw:text-style-name="P8" draw:layer="layout" svg:width="3.78cm" svg:height="1.276cm" svg:x="1.87cm" svg:y="15.905cm">
          <draw:text-box>
            <text:p><text:span text:style-name="T22">,0110,,</text:span></text:p>
          </draw:text-box>
        </draw:frame>
        <draw:frame draw:style-name="gr2" draw:text-style-name="P17" draw:layer="layout" svg:width="6.32cm" svg:height="1.038cm" svg:x="19.015cm" svg:y="15.869cm">
          <draw:text-box>
            <text:p><text:span text:style-name="T47">CM NUM CM CM</text:span></text:p>
          </draw:text-box>
        </draw:frame>
        <draw:custom-shape draw:style-name="gr13" draw:text-style-name="P3" draw:layer="layout" svg:width="1.27cm" svg:height="1.27cm" svg:x="17.58cm" svg:y="15.7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5.28cm" svg:y="15.8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8.855cm" svg:height="1.276cm" svg:x="0.67cm" svg:y="18.905cm">
          <draw:text-box>
            <text:p><text:span text:style-name="T22">What about: “0110”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aling with EOF </text:p>
          </draw:text-box>
        </draw:frame>
        <draw:g>
          <draw:custom-shape draw:style-name="gr20" draw:text-style-name="P3" draw:id="id50" draw:layer="layout" svg:width="1.27cm" svg:height="1.27cm" svg:x="8.802cm" svg:y="10.688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878cm" svg:y1="11.328cm" svg:x2="8.802cm" svg:y2="11.322cm" draw:end-shape="id50" draw:end-glue-point="6" svg:d="m7878 11328 924-6">
            <text:p/>
          </draw:connector>
          <draw:custom-shape draw:style-name="gr20" draw:text-style-name="P3" draw:id="id51" draw:layer="layout" svg:width="1.27cm" svg:height="1.27cm" svg:x="13.247cm" svg:y="8.148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52" draw:layer="layout" svg:width="1.27cm" svg:height="1.27cm" svg:x="13.247cm" svg:y="12.593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9.436cm" svg:y1="10.688cm" svg:x2="13.881cm" svg:y2="8.148cm" draw:start-shape="id50" draw:start-glue-point="4" draw:end-shape="id51" draw:end-glue-point="4" svg:d="m9436 10688c0-4561 4445-3291 4445-2540">
            <text:p/>
          </draw:connector>
          <draw:connector draw:style-name="gr7" draw:text-style-name="P3" draw:layer="layout" draw:type="curve" svg:x1="9.885cm" svg:y1="10.873cm" svg:x2="13.432cm" svg:y2="8.333cm" draw:start-shape="id50" draw:start-glue-point="11" draw:end-shape="id51" draw:end-glue-point="5" svg:d="m9885 10873c0-1694 1182-2540 3547-2540">
            <text:p/>
          </draw:connector>
          <draw:connector draw:style-name="gr7" draw:text-style-name="P3" draw:layer="layout" draw:type="curve" svg:x1="13.881cm" svg:y1="9.416cm" svg:x2="13.882cm" svg:y2="12.593cm" draw:start-shape="id51" draw:start-glue-point="8" draw:end-shape="id52" draw:end-glue-point="0" svg:d="m13881 9416c0 2385 1 797 1 3177">
            <text:p/>
          </draw:connector>
          <draw:connector draw:style-name="gr7" draw:text-style-name="P3" draw:layer="layout" draw:type="curve" svg:x1="13.881cm" svg:y1="8.148cm" svg:x2="14.515cm" svg:y2="8.782cm" draw:start-shape="id51" draw:start-glue-point="4" draw:end-shape="id51" draw:end-glue-point="10" svg:d="m13881 8148c0-751 569-626 917-280s473 914-283 914">
            <text:p/>
          </draw:connector>
          <draw:connector draw:style-name="gr7" draw:text-style-name="P3" draw:layer="layout" draw:type="curve" draw:line-skew="-0.581cm 0.579cm" svg:x1="13.881cm" svg:y1="8.148cm" svg:x2="14.515cm" svg:y2="8.782cm" draw:start-shape="id51" draw:start-glue-point="4" draw:end-shape="id51" draw:end-glue-point="10" svg:d="m13881 8148c0-1623 859-1352 1423-789s835 1423-789 1423">
            <text:p/>
          </draw:connector>
          <draw:connector draw:style-name="gr7" draw:text-style-name="P3" draw:layer="layout" draw:type="curve" svg:x1="13.247cm" svg:y1="13.227cm" svg:x2="13.881cm" svg:y2="13.861cm" draw:start-shape="id52" draw:start-glue-point="6" draw:end-shape="id52" draw:end-glue-point="8" svg:d="m13247 13227c-751 0-626 569-280 917s914 473 914-283">
            <text:p/>
          </draw:connector>
          <draw:connector draw:style-name="gr7" draw:text-style-name="P3" draw:layer="layout" draw:type="curve" svg:x1="14.33cm" svg:y1="12.778cm" svg:x2="14.33cm" svg:y2="9.231cm" draw:start-shape="id52" draw:start-glue-point="11" draw:end-shape="id51" draw:end-glue-point="9" svg:d="m14330 12778v-3547">
            <text:p/>
          </draw:connector>
          <draw:connector draw:style-name="gr7" draw:text-style-name="P3" draw:layer="layout" draw:type="curve" draw:line-skew="1.297cm" svg:x1="14.515cm" svg:y1="13.227cm" svg:x2="14.33cm" svg:y2="9.231cm" draw:start-shape="id52" draw:start-glue-point="10" draw:end-shape="id51" draw:end-glue-point="9" svg:d="m14515 13227c2701 0 2794-3996-185-3996">
            <text:p/>
          </draw:connector>
          <draw:frame draw:style-name="gr22" draw:layer="layout" svg:width="1.706cm" svg:height="1.081cm" svg:x="11.124cm" svg:y="6.343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10.642cm" svg:y="7.613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5.152cm" svg:y="6.5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4.753cm" svg:y="7.251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10.925cm" svg:y="9.653cm">
            <draw:text-box>
              <text:p><text:span text:style-name="T22">,</text:span><text:span text:style-name="T45"> / </text:span><text:span text:style-name="T46">NUM CM </text:span></text:p>
            </draw:text-box>
          </draw:frame>
          <draw:frame draw:style-name="gr23" draw:layer="layout" svg:width="2.344cm" svg:height="1.277cm" svg:x="10.891cm" svg:y="13.328cm">
            <draw:text-box>
              <text:p><text:span text:style-name="T22">, </text:span><text:span text:style-name="T45">/ </text:span><text:span text:style-name="T46">CM</text:span></text:p>
            </draw:text-box>
          </draw:frame>
          <draw:connector draw:style-name="gr7" draw:text-style-name="P3" draw:layer="layout" draw:type="curve" svg:x1="10.07cm" svg:y1="11.322cm" svg:x2="13.432cm" svg:y2="12.778cm" draw:start-shape="id50" draw:start-glue-point="10" draw:end-shape="id52" draw:end-glue-point="5" svg:d="m10070 11322c2385 0 704 1456 3362 1456">
            <text:p/>
          </draw:connector>
          <draw:frame draw:style-name="gr23" draw:layer="layout" svg:width="2.257cm" svg:height="1.277cm" svg:x="10.008cm" svg:y="11.679cm">
            <draw:text-box>
              <text:p><text:span text:style-name="T22">, </text:span><text:span text:style-name="T45">/ </text:span><text:span text:style-name="T46">CM</text:span></text:p>
            </draw:text-box>
          </draw:frame>
          <draw:frame draw:style-name="gr22" draw:layer="layout" svg:width="2.123cm" svg:height="1.081cm" svg:x="16.627cm" svg:y="10.68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4.253cm" svg:y="10.751cm">
            <draw:text-box>
              <text:p>0 / <text:span text:style-name="T17"></text:span></text:p>
            </draw:text-box>
          </draw:frame>
          <draw:custom-shape draw:style-name="gr13" draw:text-style-name="P3" draw:id="id53" draw:layer="layout" svg:width="1.27cm" svg:height="1.27cm" svg:x="19.2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079cm" svg:height="1.079cm" svg:x="19.32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4.515cm" svg:y1="8.782cm" svg:x2="19.854cm" svg:y2="10.36cm" draw:start-shape="id51" draw:start-glue-point="10" draw:end-shape="id53" draw:end-glue-point="4" svg:d="m14515 8782c3560 0 5339 526 5339 1578">
            <text:p/>
          </draw:connector>
          <draw:connector draw:style-name="gr7" draw:text-style-name="P3" draw:layer="layout" draw:type="curve" svg:x1="14.33cm" svg:y1="13.676cm" svg:x2="19.854cm" svg:y2="11.628cm" draw:start-shape="id52" draw:start-glue-point="9" draw:end-shape="id53" draw:end-glue-point="8" svg:d="m14330 13676c3683 0 5524-682 5524-2048">
            <text:p/>
          </draw:connector>
          <draw:frame draw:style-name="gr14" draw:layer="layout" svg:width="3.859cm" svg:height="0.962cm" svg:x="18.25cm" svg:y="8.155cm">
            <draw:text-box>
              <text:p><text:span text:style-name="T48">EOF</text:span> / <text:span text:style-name="T46">NUM </text:span><text:span text:style-name="T48">EOF</text:span></text:p>
            </draw:text-box>
          </draw:frame>
          <draw:frame draw:style-name="gr14" draw:layer="layout" svg:width="2.779cm" svg:height="0.962cm" svg:x="18.115cm" svg:y="13.035cm">
            <draw:text-box>
              <text:p><text:span text:style-name="T48">EOF</text:span> / <text:span text:style-name="T48">EOF</text:span></text:p>
            </draw:text-box>
          </draw:frame>
        </draw:g>
        <draw:frame draw:style-name="gr2" draw:text-style-name="P8" draw:layer="layout" svg:width="5.414cm" svg:height="1.276cm" svg:x="1.571cm" svg:y="10.705cm">
          <draw:text-box>
            <text:p><text:span text:style-name="T22">0110 </text:span><text:span text:style-name="T7">EOF</text:span></text:p>
          </draw:text-box>
        </draw:frame>
        <draw:frame draw:style-name="gr2" draw:text-style-name="P17" draw:layer="layout" svg:width="6.32cm" svg:height="1.038cm" svg:x="23.116cm" svg:y="10.769cm">
          <draw:text-box>
            <text:p><text:span text:style-name="T47">NUM EOF</text:span></text:p>
          </draw:text-box>
        </draw:frame>
        <draw:custom-shape draw:style-name="gr13" draw:text-style-name="P3" draw:layer="layout" svg:width="1.27cm" svg:height="1.27cm" svg:x="21.4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6.2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rom Inclusion to Transduc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nclusion check is simpler than a transduction</text:p>
                <text:list>
                  <text:list-item>
                    <text:p>But not so much</text:p>
                  </text:list-item>
                </text:list>
              </text:list-item>
              <text:list-item>
                <text:p>We can compute</text:p>
                <text:list>
                  <text:list-item>
                    <text:p>S :: State<text:span text:style-name="T35">IN</text:span> -&gt; [State<text:span text:style-name="T35">FST</text:span>]</text:p>
                  </text:list-item>
                  <text:list-item>
                    <text:p>T :: Transition<text:span text:style-name="T35">IN</text:span> -&gt; [Transition<text:span text:style-name="T35">FST</text:span>]</text:p>
                  </text:list-item>
                </text:list>
              </text:list-item>
              <text:list-item>
                <text:p>We need a resulting FA, OUT := FST(IN)</text:p>
                <text:list>
                  <text:list-item>
                    <text:p>State<text:span text:style-name="T35">OUT</text:span> := Copy State<text:span text:style-name="T35">IN</text:span></text:p>
                  </text:list-item>
                  <text:list-item>
                    <text:p>For each t<text:span text:style-name="T35">FST</text:span> <text:span text:style-name="T17"></text:span><text:span text:style-name="T18">T(</text:span>t<text:span text:style-name="T35">IN</text:span> : A<text:span text:style-name="T35">IN</text:span> -&gt; B<text:span text:style-name="T35">IN</text:span><text:span text:style-name="T36">)</text:span></text:p>
                    <text:list>
                      <text:list-item>
                        <text:p><text:span text:style-name="T36">Create t</text:span><text:span text:style-name="T35">OUT</text:span><text:span text:style-name="T36"> : A</text:span><text:span text:style-name="T35">OUT</text:span><text:span text:style-name="T36"> -&gt; B</text:span><text:span text:style-name="T35">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Lexical Analysis: Summar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vert an abstract string into a <text:span text:style-name="T15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ly when creating the abstract st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arsing Abstract String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clusion (A <text:span text:style-name="T49"></text:span> B) is undecidable if</text:p>
                <text:list>
                  <text:list-item>
                    <text:p>A is regular</text:p>
                  </text:list-item>
                  <text:list-item>
                    <text:p>B is context-free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Check for disjointness (it is decidable)</text:p>
                    <text:list>
                      <text:list-item>
                        <text:p>Neither sound nor complete</text:p>
                      </text:list-item>
                      <text:list-item>
                        <text:p>But still useful</text:p>
                      </text:list-item>
                    </text:list>
                  </text:list-item>
                  <text:list-item>
                    <text:p>Loose precision (introduce more false alar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Two Principal Ways You <text:span text:style-name="T50">Shoot Yourself in the Foot</text:span> Loose Precis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pproximations</text:p>
                <text:list>
                  <text:list-item>
                    <text:p>Find a <text:span text:style-name="T15">regular</text:span> language containing the CF one</text:p>
                    <text:list>
                      <text:list-item>
                        <text:p><text:span text:style-name="T15">Bounding the depth of recursion</text:span> [CMS03]</text:p>
                      </text:list-item>
                    </text:list>
                  </text:list-item>
                  <text:list-item>
                    <text:p>Try to run a well-known parsing algorithm on <text:span text:style-name="T15">N</text:span>FAs</text:p>
                    <text:list>
                      <text:list-item>
                        <text:p>Earley parsing (done in [Thi05] in the form of a type system)</text:p>
                      </text:list-item>
                      <text:list-item>
                        <text:p><text:span text:style-name="T15">LR-parsing</text:span> (called “Abstract Parsing” in [DKS09, KCY09]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ounded Recursion [CMS03]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xample of a non-regular grammar</text:p>
                <text:list>
                  <text:list-item>
                    <text:p>E ::= int</text:p>
                  </text:list-item>
                  <text:list-item>
                    <text:p>E ::= ( E )</text:p>
                  </text:list-item>
                </text:list>
              </text:list-item>
              <text:list-item>
                <text:p>If we bound the recursion depth to D = 3, we get</text:p>
                <text:list>
                  <text:list-item>
                    <text:p>E<text:span text:style-name="T35">REG</text:span> ::= int | ( int ) | ( ( int ) ) | ( ( ( int ) ) )</text:p>
                  </text:list-item>
                  <text:list-item>
                    <text:p>This is a regular set of strings</text:p>
                  </text:list-item>
                </text:list>
              </text:list-item>
              <text:list-item>
                <text:p>False alarms</text:p>
                <text:list>
                  <text:list-item>
                    <text:p>“(((((int)))))” <text:span text:style-name="T17"></text:span>E, but <text:span text:style-name="T17"></text:span>E<text:span text:style-name="T35">REG</text:span></text:p>
                  </text:list-item>
                  <text:list-item>
                    <text:p><text:span text:style-name="T36">The bigger is D, the less false alarms we 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 to LR-Parsing</text:p>
          </draw:text-box>
        </draw:frame>
        <draw:frame draw:style-name="standard" draw:layer="layout" svg:width="2.181cm" svg:height="4.674cm" svg:x="3.987cm" svg:y="7.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>
                <text:p text:style-name="P3">S2</text:p>
              </table:table-cell>
            </table:table-row>
            <table:table-row table:style-name="ro2">
              <table:table-cell table:style-name="ce1">
                <text:p text:style-name="P3">S3</text:p>
              </table:table-cell>
            </table:table-row>
            <table:table-row table:style-name="ro3">
              <table:table-cell table:style-name="ce1">
                <text:p text:style-name="P3">S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54" draw:layer="layout" svg:width="12.661cm" svg:height="2.708cm" svg:x="10.833cm" svg:y="9.5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/>
              <table:table-cell table:number-columns-spanned="3">
                <text:p>Shift/Reduce actions</text:p>
              </table:table-cell>
              <table:covered-table-cell/>
              <table:covered-table-cell/>
              <table:table-cell table:number-columns-spanned="2">
                <text:p>Goto actions</text:p>
              </table:table-cell>
              <table:covered-table-cell/>
            </table:table-row>
            <table:table-row table:style-name="ro5" table:default-cell-style-name="ce2">
              <table:table-cell table:number-rows-spanned="3">
                <text:p>Input char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layer="layout" svg:width="5.08cm" svg:height="0.962cm" svg:x="2.875cm" svg:y="12.835cm">
          <draw:text-box>
            <text:p>Stack of states</text:p>
          </draw:text-box>
        </draw:frame>
        <draw:frame draw:style-name="standard" draw:layer="layout" svg:width="13.89cm" svg:height="1.129cm" svg:x="6.595cm" svg:y="5.20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2">
              <table:table-cell>
                <text:p text:style-name="P3">SELECT</text:p>
              </table:table-cell>
              <table:table-cell>
                <text:p text:style-name="P3">*</text:p>
              </table:table-cell>
              <table:table-cell>
                <text:p text:style-name="P3">FROM</text:p>
              </table:table-cell>
              <table:table-cell>
                <text:p>t</text:p>
              </table:table-cell>
              <table:table-cell>
                <text:p text:style-name="P3">WHERE</text:p>
              </table:table-cell>
              <table:table-cell table:style-name="ce3">
                <text:p text:style-name="P3">id</text:p>
              </table:table-cell>
              <table:table-cell>
                <text:p text:style-name="P3">=</text:p>
              </table:table-cell>
              <table:table-cell>
                <text:p text:style-name="P3">5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7" draw:text-style-name="P3" draw:layer="layout" svg:x1="17.163cm" svg:y1="9.525cm" svg:x2="10.028cm" svg:y2="6.351cm" draw:start-shape="id54" draw:start-glue-point="0" svg:d="m17163 9525v-1837h-7135v-1337">
          <text:p/>
        </draw:connector>
        <draw:connector draw:style-name="gr7" draw:text-style-name="P3" draw:layer="layout" draw:line-skew="1.263cm" svg:x1="10.833cm" svg:y1="10.879cm" svg:x2="6.191cm" svg:y2="9.552cm" draw:start-shape="id54" draw:start-glue-point="3" svg:d="m10833 10879h-1308v-1327h-3334">
          <text:p/>
        </draw:connector>
        <draw:frame draw:style-name="gr25" draw:text-style-name="P18" draw:layer="layout" svg:width="2.74cm" svg:height="1.673cm" svg:x="6.785cm" svg:y="8.697cm">
          <draw:text-box>
            <text:p><text:span text:style-name="T45">Current state</text:span></text:p>
          </draw:text-box>
        </draw:frame>
        <draw:frame draw:style-name="gr2" draw:text-style-name="P18" draw:layer="layout" svg:width="2.74cm" svg:height="1.673cm" svg:x="10.195cm" svg:y="6.808cm">
          <draw:text-box>
            <text:p><text:span text:style-name="T45">Current token</text:span></text:p>
          </draw:text-box>
        </draw:frame>
        <draw:frame presentation:style-name="pr7" draw:layer="layout" svg:width="25.199cm" svg:height="4.804cm" svg:x="1.4cm" svg:y="14.77cm" presentation:class="outline" presentation:user-transformed="true">
          <draw:text-box>
            <text:list text:style-name="L2">
              <text:list-item>
                <text:p>Action table does not change</text:p>
              </text:list-item>
              <text:list-item>
                <text:p>Parser state is characterized by</text:p>
                <text:list>
                  <text:list-item>
                    <text:p>Stack of states</text:p>
                  </text:list-item>
                  <text:list-item>
                    <text:p>Current offset in the input 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Pars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put</text:p>
                <text:list>
                  <text:list-item>
                    <text:p>TOK :: NFA generating strings of tokens, which end with EOF</text:p>
                  </text:list-item>
                  <text:list-item>
                    <text:p>Action table of an LR parser P<text:span text:style-name="T35">G</text:span></text:p>
                  </text:list-item>
                </text:list>
              </text:list-item>
              <text:list-item>
                <text:p>Output</text:p>
                <text:list>
                  <text:list-item>
                    <text:p>OK – L(TOK) <text:span text:style-name="T17"> </text:span>L(G)</text:p>
                  </text:list-item>
                  <text:list-item>
                    <text:p>ERROR – L(TOK) <text:span text:style-name="T15">may not be</text:span> a subset of L(G)</text:p>
                  </text:list-item>
                </text:list>
              </text:list-item>
              <text:list-item>
                <text:p>Algorithm</text:p>
                <text:list>
                  <text:list-item>
                    <text:p>For each state of TOK find a set of possible stacks of P<text:span text:style-name="T35">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Parsing (Algorithm)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cks(S<text:span text:style-name="T35">TOK</text:span>) :: State<text:span text:style-name="T35">TOK</text:span> -&gt; [Stack<text:span text:style-name="T35">G</text:span>]</text:p>
              </text:list-item>
              <text:list-item>
                <text:p>Being in the state A<text:span text:style-name="T35">TOK</text:span></text:p>
                <text:list>
                  <text:list-item>
                    <text:p><text:span text:style-name="T36">For each t</text:span><text:span text:style-name="T35">TOK</text:span><text:span text:style-name="T36"> : A</text:span><text:span text:style-name="T35">TOK</text:span><text:span text:style-name="T36"> -T-&gt; B</text:span><text:span text:style-name="T35">TOK</text:span></text:p>
                    <text:list>
                      <text:list-item>
                        <text:p><text:span text:style-name="T36">For each stack </text:span><text:span text:style-name="T51"></text:span><text:span text:style-name="T36">Stacks(A</text:span><text:span text:style-name="T35">TOK</text:span><text:span text:style-name="T36">)</text:span></text:p>
                        <text:list>
                          <text:list-item>
                            <text:p><text:span text:style-name="T36">Perform actions of P</text:span><text:span text:style-name="T35">G</text:span><text:span text:style-name="T36"> with token T</text:span></text:p>
                            <text:list>
                              <text:list-item>
                                <text:p><text:span text:style-name="T36">If P</text:span><text:span text:style-name="T35">G</text:span><text:span text:style-name="T36"> returns an error, return ERROR</text:span></text:p>
                              </text:list-item>
                            </text:list>
                          </text:list-item>
                          <text:list-item>
                            <text:p><text:span text:style-name="T36">Add resulting stacks to States(B</text:span><text:span text:style-name="T35">TOK</text:span><text:span text:style-name="T36">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If Stacks did not change</text:span></text:p>
                    <text:list>
                      <text:list-item>
                        <text:p><text:span text:style-name="T36">Return OK</text:span></text:p>
                      </text:list-item>
                    </text:list>
                  </text:list-item>
                  <text:list-item>
                    <text:p><text:span text:style-name="T36">Recursive call from B</text:span><text:span text:style-name="T35">TOK</text:span></text:p>
                  </text:list-item>
                </text:list>
              </text:list-item>
              <text:list-item>
                <text:p><text:span text:style-name="T36">Termination</text:span></text:p>
                <text:list>
                  <text:list-item>
                    <text:p><text:span text:style-name="T52">NOT</text:span><text:span text:style-name="T36"> guaranteed, because the set of possible stacks may be infin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mmary So Fa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 finite inputs</text:p>
                <text:list>
                  <text:list-item>
                    <text:p>Precise result</text:p>
                  </text:list-item>
                </text:list>
              </text:list-item>
              <text:list-item>
                <text:p>For infinite inputs</text:p>
                <text:list>
                  <text:list-item>
                    <text:p>No result</text:p>
                  </text:list-item>
                </text:list>
              </text:list-item>
              <text:list-item>
                <text:p>Solution: loose precision</text:p>
                <text:list>
                  <text:list-item>
                    <text:p>Represent sets of stacks as finite objects</text:p>
                    <text:list>
                      <text:list-item>
                        <text:p>e.g. regular approximation (stacks are also strings over the state alphabet) [DKS09]</text:p>
                      </text:list-item>
                      <text:list-item>
                        <text:p>e.g. consider only stacks of finite depth [KCY09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Regular Approximation for Stacks [DKS09]</text:p>
          </draw:text-box>
        </draw:frame>
        <draw:custom-shape draw:style-name="gr20" draw:text-style-name="P3" draw:id="id55" draw:layer="layout" svg:width="1.27cm" svg:height="1.27cm" svg:x="10.005cm" svg:y="6.3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56" draw:layer="layout" svg:width="1.27cm" svg:height="1.27cm" svg:x="10.005cm" svg:y="8.5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57" draw:layer="layout" svg:width="1.27cm" svg:height="1.27cm" svg:x="10.005cm" svg:y="10.79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58" draw:layer="layout" svg:width="1.27cm" svg:height="1.27cm" svg:x="10.005cm" svg:y="13.01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59" draw:layer="layout" svg:width="1.27cm" svg:height="1.27cm" svg:x="10.005cm" svg:y="15.23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60" draw:layer="layout" svg:width="1.27cm" svg:height="1.27cm" svg:x="10.005cm" svg:y="17.4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4cm" svg:y1="7.62cm" svg:x2="10.64cm" svg:y2="8.57cm" draw:start-shape="id55" draw:start-glue-point="2" draw:end-shape="id56" draw:end-glue-point="0" svg:d="m10640 7620v950">
          <text:p/>
        </draw:connector>
        <draw:connector draw:style-name="gr7" draw:text-style-name="P3" draw:layer="layout" svg:x1="10.64cm" svg:y1="9.84cm" svg:x2="10.64cm" svg:y2="10.791cm" draw:start-shape="id56" draw:start-glue-point="2" draw:end-shape="id57" draw:end-glue-point="0" svg:d="m10640 9840v951">
          <text:p/>
        </draw:connector>
        <draw:connector draw:style-name="gr7" draw:text-style-name="P3" draw:layer="layout" svg:x1="10.64cm" svg:y1="12.061cm" svg:x2="10.64cm" svg:y2="13.011cm" draw:start-shape="id57" draw:start-glue-point="2" draw:end-shape="id58" draw:end-glue-point="0" svg:d="m10640 12061v950">
          <text:p/>
        </draw:connector>
        <draw:connector draw:style-name="gr7" draw:text-style-name="P3" draw:layer="layout" svg:x1="10.64cm" svg:y1="14.281cm" svg:x2="10.64cm" svg:y2="15.232cm" draw:start-shape="id58" draw:start-glue-point="2" draw:end-shape="id59" draw:end-glue-point="0" svg:d="m10640 14281v951">
          <text:p/>
        </draw:connector>
        <draw:connector draw:style-name="gr7" draw:text-style-name="P3" draw:layer="layout" svg:x1="10.64cm" svg:y1="16.502cm" svg:x2="10.64cm" svg:y2="17.45cm" draw:start-shape="id59" draw:start-glue-point="2" draw:end-shape="id60" draw:end-glue-point="0" svg:d="m10640 16502v948">
          <text:p/>
        </draw:connector>
        <draw:custom-shape draw:style-name="gr20" draw:text-style-name="P3" draw:id="id61" draw:layer="layout" svg:width="1.27cm" svg:height="1.27cm" svg:x="14.905cm" svg:y="9.55cm">
          <text:p text:style-name="P3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id="id62" draw:layer="layout" svg:width="1.27cm" svg:height="1.27cm" svg:x="14.905cm" svg:y="11.85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63" draw:layer="layout" svg:width="1.27cm" svg:height="1.27cm" svg:x="14.905cm" svg:y="14.1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54cm" svg:y1="10.82cm" svg:x2="15.54cm" svg:y2="11.851cm" draw:start-shape="id61" draw:start-glue-point="2" draw:end-shape="id62" draw:end-glue-point="0" svg:d="m15540 10820v1031">
          <text:p/>
        </draw:connector>
        <draw:connector draw:style-name="gr7" draw:text-style-name="P3" draw:layer="layout" draw:line-skew="0.264cm" svg:x1="16.175cm" svg:y1="12.486cm" svg:x2="16.175cm" svg:y2="10.185cm" draw:start-shape="id62" draw:start-glue-point="1" draw:end-shape="id61" draw:end-glue-point="1" svg:d="m16175 12486h765v-2301h-765">
          <text:p/>
        </draw:connector>
        <draw:connector draw:style-name="gr7" draw:text-style-name="P3" draw:layer="layout" svg:x1="15.54cm" svg:y1="13.121cm" svg:x2="15.54cm" svg:y2="14.15cm" draw:start-shape="id62" draw:start-glue-point="2" draw:end-shape="id63" draw:end-glue-point="0" svg:d="m15540 13121v1029">
          <text:p/>
        </draw:connector>
        <draw:connector draw:style-name="gr7" draw:text-style-name="P3" draw:layer="layout" draw:line-skew="0cm -0.639cm" svg:x1="15.54cm" svg:y1="9.55cm" svg:x2="14.905cm" svg:y2="10.185cm" draw:start-shape="id61" draw:start-glue-point="0" draw:end-shape="id61" draw:end-glue-point="3" svg:d="m15540 9550v-501h-1775v1136h1140">
          <text:p/>
        </draw:connector>
        <draw:g>
          <draw:connector draw:style-name="gr26" draw:text-style-name="P3" draw:layer="layout" draw:type="line" svg:x1="12.181cm" svg:y1="6.995cm" svg:x2="11.275cm" svg:y2="6.985cm" draw:end-shape="id55" draw:end-glue-point="1" svg:d="m12181 6995-906-10">
            <text:p text:style-name="P3"><text:s text:c="6"/></text:p>
          </draw:connector>
          <draw:frame draw:style-name="gr27" draw:text-style-name="P11" draw:layer="layout" svg:width="1.905cm" svg:height="0.962cm" svg:x="12.245cm" svg:y="6.585cm">
            <draw:text-box>
              <text:p text:style-name="P11"><text:span text:style-name="T27">top</text:span></text:p>
            </draw:text-box>
          </draw:frame>
        </draw:g>
        <draw:connector draw:style-name="gr26" draw:text-style-name="P3" draw:layer="layout" draw:type="line" svg:x1="17.082cm" svg:y1="9.895cm" svg:x2="16.176cm" svg:y2="9.885cm" svg:d="m17082 9895-906-10">
          <text:p text:style-name="P3"><text:s text:c="6"/></text:p>
        </draw:connector>
        <draw:frame draw:style-name="gr27" draw:text-style-name="P11" draw:layer="layout" svg:width="1.905cm" svg:height="0.962cm" svg:x="17.146cm" svg:y="9.385cm">
          <draw:text-box>
            <text:p text:style-name="P11"><text:span text:style-name="T27">top</text:span></text:p>
          </draw:text-box>
        </draw:frame>
        <draw:custom-shape draw:style-name="gr20" draw:text-style-name="P3" draw:id="id64" draw:layer="layout" svg:width="1.27cm" svg:height="1.27cm" svg:x="1.905cm" svg:y="8.5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65" draw:layer="layout" svg:width="1.27cm" svg:height="1.27cm" svg:x="1.905cm" svg:y="10.79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66" draw:layer="layout" svg:width="1.27cm" svg:height="1.27cm" svg:x="1.905cm" svg:y="13.01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67" draw:layer="layout" svg:width="1.27cm" svg:height="1.27cm" svg:x="1.905cm" svg:y="15.23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68" draw:layer="layout" svg:width="1.27cm" svg:height="1.27cm" svg:x="1.905cm" svg:y="17.4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.54cm" svg:y1="9.84cm" svg:x2="2.54cm" svg:y2="10.791cm" draw:start-shape="id64" draw:start-glue-point="2" draw:end-shape="id65" draw:end-glue-point="0" svg:d="m2540 9840v951">
          <text:p/>
        </draw:connector>
        <draw:connector draw:style-name="gr7" draw:text-style-name="P3" draw:layer="layout" svg:x1="2.54cm" svg:y1="12.061cm" svg:x2="2.54cm" svg:y2="13.011cm" draw:start-shape="id65" draw:start-glue-point="2" draw:end-shape="id66" draw:end-glue-point="0" svg:d="m2540 12061v950">
          <text:p/>
        </draw:connector>
        <draw:connector draw:style-name="gr7" draw:text-style-name="P3" draw:layer="layout" svg:x1="2.54cm" svg:y1="14.281cm" svg:x2="2.54cm" svg:y2="15.232cm" draw:start-shape="id66" draw:start-glue-point="2" draw:end-shape="id67" draw:end-glue-point="0" svg:d="m2540 14281v951">
          <text:p/>
        </draw:connector>
        <draw:connector draw:style-name="gr7" draw:text-style-name="P3" draw:layer="layout" svg:x1="2.54cm" svg:y1="16.502cm" svg:x2="2.54cm" svg:y2="17.45cm" draw:start-shape="id67" draw:start-glue-point="2" draw:end-shape="id68" draw:end-glue-point="0" svg:d="m2540 16502v948">
          <text:p/>
        </draw:connector>
        <draw:g>
          <draw:connector draw:style-name="gr26" draw:text-style-name="P3" draw:layer="layout" draw:type="line" svg:x1="4.082cm" svg:y1="9.195cm" svg:x2="3.176cm" svg:y2="9.185cm" svg:d="m4082 9195-906-10">
            <text:p text:style-name="P3"><text:s text:c="6"/></text:p>
          </draw:connector>
          <draw:frame draw:style-name="gr27" draw:text-style-name="P11" draw:layer="layout" svg:width="1.905cm" svg:height="0.962cm" svg:x="4.146cm" svg:y="8.785cm">
            <draw:text-box>
              <text:p text:style-name="P11"><text:span text:style-name="T27">top</text:span></text:p>
            </draw:text-box>
          </draw:frame>
        </draw:g>
        <draw:custom-shape draw:style-name="gr20" draw:text-style-name="P3" draw:id="id69" draw:layer="layout" svg:width="1.27cm" svg:height="1.27cm" svg:x="23.805cm" svg:y="6.351cm">
          <text:p text:style-name="P3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id="id70" draw:layer="layout" svg:width="1.27cm" svg:height="1.27cm" svg:x="23.805cm" svg:y="8.65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71" draw:layer="layout" svg:width="1.27cm" svg:height="1.27cm" svg:x="23.805cm" svg:y="10.951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44cm" svg:y1="7.621cm" svg:x2="24.44cm" svg:y2="8.652cm" draw:start-shape="id69" draw:start-glue-point="2" draw:end-shape="id70" draw:end-glue-point="0" svg:d="m24440 7621v1031">
          <text:p/>
        </draw:connector>
        <draw:connector draw:style-name="gr7" draw:text-style-name="P3" draw:layer="layout" draw:line-skew="0.264cm" svg:x1="25.075cm" svg:y1="9.287cm" svg:x2="25.075cm" svg:y2="6.986cm" draw:start-shape="id70" draw:start-glue-point="1" draw:end-shape="id69" draw:end-glue-point="1" svg:d="m25075 9287h765v-2301h-765">
          <text:p/>
        </draw:connector>
        <draw:connector draw:style-name="gr7" draw:text-style-name="P3" draw:layer="layout" svg:x1="24.44cm" svg:y1="9.922cm" svg:x2="24.44cm" svg:y2="10.951cm" draw:start-shape="id70" draw:start-glue-point="2" draw:end-shape="id71" draw:end-glue-point="0" svg:d="m24440 9922v1029">
          <text:p/>
        </draw:connector>
        <draw:connector draw:style-name="gr28" draw:text-style-name="P3" draw:layer="layout" draw:line-skew="0cm -0.639cm" svg:x1="24.44cm" svg:y1="6.351cm" svg:x2="23.805cm" svg:y2="6.986cm" draw:start-shape="id69" draw:start-glue-point="0" draw:end-shape="id69" draw:end-glue-point="3" svg:d="m24440 6351v-501h-1775v1136h1140">
          <text:p/>
        </draw:connector>
        <draw:connector draw:style-name="gr26" draw:text-style-name="P3" draw:layer="layout" draw:type="line" svg:x1="25.982cm" svg:y1="6.696cm" svg:x2="25.076cm" svg:y2="6.686cm" svg:d="m25982 6696-906-10">
          <text:p text:style-name="P3"><text:s text:c="6"/></text:p>
        </draw:connector>
        <draw:frame draw:style-name="gr27" draw:text-style-name="P11" draw:layer="layout" svg:width="1.905cm" svg:height="0.962cm" svg:x="26.046cm" svg:y="6.186cm">
          <draw:text-box>
            <text:p text:style-name="P11"><text:span text:style-name="T27">top</text:span></text:p>
          </draw:text-box>
        </draw:frame>
        <draw:custom-shape draw:style-name="gr20" draw:text-style-name="P3" draw:id="id72" draw:layer="layout" svg:width="1.27cm" svg:height="1.27cm" svg:x="23.805cm" svg:y="13.352cm">
          <text:p text:style-name="P3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id="id73" draw:layer="layout" svg:width="1.27cm" svg:height="1.27cm" svg:x="23.805cm" svg:y="15.653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74" draw:layer="layout" svg:width="1.27cm" svg:height="1.27cm" svg:x="23.805cm" svg:y="17.952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28" draw:text-style-name="P3" draw:layer="layout" svg:x1="24.44cm" svg:y1="14.622cm" svg:x2="24.44cm" svg:y2="15.653cm" draw:start-shape="id72" draw:start-glue-point="2" draw:end-shape="id73" draw:end-glue-point="0" svg:d="m24440 14622v1031">
          <text:p/>
        </draw:connector>
        <draw:connector draw:style-name="gr7" draw:text-style-name="P3" draw:layer="layout" draw:line-skew="0.264cm" svg:x1="25.075cm" svg:y1="16.288cm" svg:x2="25.075cm" svg:y2="13.987cm" draw:start-shape="id73" draw:start-glue-point="1" draw:end-shape="id72" draw:end-glue-point="1" svg:d="m25075 16288h765v-2301h-765">
          <text:p/>
        </draw:connector>
        <draw:connector draw:style-name="gr7" draw:text-style-name="P3" draw:layer="layout" svg:x1="24.44cm" svg:y1="16.923cm" svg:x2="24.44cm" svg:y2="17.952cm" draw:start-shape="id73" draw:start-glue-point="2" draw:end-shape="id74" draw:end-glue-point="0" svg:d="m24440 16923v1029">
          <text:p/>
        </draw:connector>
        <draw:connector draw:style-name="gr7" draw:text-style-name="P3" draw:layer="layout" draw:line-skew="0cm -0.639cm" svg:x1="24.44cm" svg:y1="13.352cm" svg:x2="23.805cm" svg:y2="13.987cm" draw:start-shape="id72" draw:start-glue-point="0" draw:end-shape="id72" draw:end-glue-point="3" svg:d="m24440 13352v-501h-1775v1136h1140">
          <text:p/>
        </draw:connector>
        <draw:g>
          <draw:connector draw:style-name="gr26" draw:text-style-name="P3" draw:layer="layout" draw:type="line" svg:x1="25.982cm" svg:y1="16.597cm" svg:x2="25.076cm" svg:y2="16.587cm" svg:d="m25982 16597-906-10">
            <text:p text:style-name="P3"><text:s text:c="6"/></text:p>
          </draw:connector>
          <draw:frame draw:style-name="gr27" draw:text-style-name="P11" draw:layer="layout" svg:width="1.905cm" svg:height="0.962cm" svg:x="26.046cm" svg:y="16.087cm">
            <draw:text-box>
              <text:p text:style-name="P11"><text:span text:style-name="T27">top</text:span></text:p>
            </draw:text-box>
          </draw:frame>
        </draw:g>
        <draw:custom-shape draw:style-name="gr6" draw:text-style-name="P3" draw:layer="layout" svg:width="2.54cm" svg:height="1.905cm" svg:x="5.08cm" svg:y="12.065cm">
          <text:p text:style-name="P3">Pop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.54cm" svg:height="1.905cm" svg:x="18.415cm" svg:y="12.065cm">
          <text:p text:style-name="P3">Po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7" draw:layer="layout" svg:width="10.03cm" svg:height="3.97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Input: “((num))”</text:p>
              </text:list-item>
              <text:list-item>
                <text:p>Trace:</text:p>
              </text:list-item>
            </text:list>
          </draw:text-box>
        </draw:frame>
        <draw:frame draw:style-name="standard" draw:layer="layout" svg:width="7.732cm" svg:height="10.691cm" svg:x="2.733cm" svg:y="9.017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8" table:default-cell-style-name="ce4">
              <table:table-cell>
                <text:p text:style-name="P20">Stack</text:p>
              </table:table-cell>
              <table:table-cell>
                <text:p text:style-name="P20">Actions</text:p>
              </table:table-cell>
            </table:table-row>
            <table:table-row table:style-name="ro8">
              <table:table-cell table:style-name="ce5">
                <text:p text:style-name="P21">0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1">0 2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1">0 2 2</text:p>
              </table:table-cell>
              <table:table-cell table:style-name="ce2">
                <text:p>Push 1</text:p>
              </table:table-cell>
            </table:table-row>
            <table:table-row table:style-name="ro8">
              <table:table-cell table:style-name="ce5">
                <text:p text:style-name="P21">0 2 2 1</text:p>
              </table:table-cell>
              <table:table-cell table:style-name="ce2">
                <text:p>Pop, Push 4</text:p>
              </table:table-cell>
            </table:table-row>
            <table:table-row table:style-name="ro8">
              <table:table-cell table:style-name="ce5">
                <text:p text:style-name="P21">0 2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1">0 2 2 4 6</text:p>
              </table:table-cell>
              <table:table-cell table:style-name="ce2">
                <text:p>Pop<text:span text:style-name="T35">3</text:span>, Push 4</text:p>
              </table:table-cell>
            </table:table-row>
            <table:table-row table:style-name="ro8">
              <table:table-cell table:style-name="ce5">
                <text:p text:style-name="P21">0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1">0 2 4 6</text:p>
              </table:table-cell>
              <table:table-cell table:style-name="ce2">
                <text:p>Pop<text:span text:style-name="T35">3</text:span>, Push 3</text:p>
              </table:table-cell>
            </table:table-row>
            <table:table-row table:style-name="ro8">
              <table:table-cell table:style-name="ce5">
                <text:p text:style-name="P21">0 3</text:p>
              </table:table-cell>
              <table:table-cell table:style-name="ce2">
                <text:p>Push 5</text:p>
              </table:table-cell>
            </table:table-row>
            <table:table-row table:style-name="ro9">
              <table:table-cell table:style-name="ce5">
                <text:p text:style-name="P21">0 3 5</text:p>
              </table:table-cell>
              <table:table-cell table:style-name="ce6">
                <text:p>Accept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0" draw:text-style-name="P3" draw:id="id75" draw:layer="layout" svg:width="1.27cm" svg:height="1.27cm" svg:x="12.606cm" svg:y="6.35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20" draw:text-style-name="P3" draw:id="id76" draw:layer="layout" svg:width="1.27cm" svg:height="1.27cm" svg:x="12.606cm" svg:y="8.57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20" draw:text-style-name="P3" draw:id="id77" draw:layer="layout" svg:width="1.27cm" svg:height="1.27cm" svg:x="12.606cm" svg:y="10.79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0" draw:text-style-name="P3" draw:id="id78" draw:layer="layout" svg:width="1.27cm" svg:height="1.27cm" svg:x="12.606cm" svg:y="13.01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0" draw:text-style-name="P3" draw:id="id79" draw:layer="layout" svg:width="1.27cm" svg:height="1.27cm" svg:x="12.606cm" svg:y="15.232cm">
          <text:p text:style-name="P3">0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3.241cm" svg:y1="7.62cm" svg:x2="13.241cm" svg:y2="8.57cm" draw:start-shape="id75" draw:start-glue-point="2" draw:end-shape="id76" draw:end-glue-point="0" svg:d="m13241 7620v950">
          <text:p/>
        </draw:connector>
        <draw:connector draw:style-name="gr7" draw:text-style-name="P3" draw:layer="layout" svg:x1="13.241cm" svg:y1="9.84cm" svg:x2="13.241cm" svg:y2="10.791cm" draw:start-shape="id76" draw:start-glue-point="2" draw:end-shape="id77" draw:end-glue-point="0" svg:d="m13241 9840v951">
          <text:p/>
        </draw:connector>
        <draw:connector draw:style-name="gr7" draw:text-style-name="P3" draw:layer="layout" svg:x1="13.241cm" svg:y1="12.061cm" svg:x2="13.241cm" svg:y2="13.011cm" draw:start-shape="id77" draw:start-glue-point="2" draw:end-shape="id78" draw:end-glue-point="0" svg:d="m13241 12061v950">
          <text:p/>
        </draw:connector>
        <draw:connector draw:style-name="gr7" draw:text-style-name="P3" draw:layer="layout" svg:x1="13.241cm" svg:y1="14.281cm" svg:x2="13.241cm" svg:y2="15.232cm" draw:start-shape="id78" draw:start-glue-point="2" draw:end-shape="id79" draw:end-glue-point="0" svg:d="m13241 14281v951">
          <text:p/>
        </draw:connector>
        <draw:g>
          <draw:connector draw:style-name="gr26" draw:text-style-name="P3" draw:layer="layout" draw:type="line" svg:x1="14.782cm" svg:y1="6.995cm" svg:x2="13.876cm" svg:y2="6.985cm" draw:end-shape="id75" draw:end-glue-point="1" svg:d="m14782 6995-906-10">
            <text:p text:style-name="P3"><text:s text:c="6"/></text:p>
          </draw:connector>
          <draw:frame draw:style-name="gr27" draw:text-style-name="P11" draw:layer="layout" svg:width="1.905cm" svg:height="0.962cm" svg:x="14.846cm" svg:y="6.585cm">
            <draw:text-box>
              <text:p text:style-name="P11"><text:span text:style-name="T27">top</text:span></text:p>
            </draw:text-box>
          </draw:frame>
        </draw:g>
        <draw:custom-shape draw:style-name="gr20" draw:text-style-name="P3" draw:id="id80" draw:layer="layout" svg:width="1.27cm" svg:height="1.27cm" svg:x="16.707cm" svg:y="6.35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20" draw:text-style-name="P3" draw:id="id81" draw:layer="layout" svg:width="1.27cm" svg:height="1.27cm" svg:x="16.707cm" svg:y="8.57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20" draw:text-style-name="P3" draw:id="id82" draw:layer="layout" svg:width="1.27cm" svg:height="1.27cm" svg:x="16.707cm" svg:y="10.79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0" draw:text-style-name="P3" draw:id="id83" draw:layer="layout" svg:width="1.27cm" svg:height="1.27cm" svg:x="16.707cm" svg:y="13.011cm">
          <text:p text:style-name="P3">0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7.342cm" svg:y1="7.62cm" svg:x2="17.342cm" svg:y2="8.57cm" draw:start-shape="id80" draw:start-glue-point="2" draw:end-shape="id81" draw:end-glue-point="0" svg:d="m17342 7620v950">
          <text:p/>
        </draw:connector>
        <draw:connector draw:style-name="gr7" draw:text-style-name="P3" draw:layer="layout" svg:x1="17.342cm" svg:y1="9.84cm" svg:x2="17.342cm" svg:y2="10.791cm" draw:start-shape="id81" draw:start-glue-point="2" draw:end-shape="id82" draw:end-glue-point="0" svg:d="m17342 9840v951">
          <text:p/>
        </draw:connector>
        <draw:connector draw:style-name="gr7" draw:text-style-name="P3" draw:layer="layout" draw:line-skew="-0.196cm 0.572cm" svg:x1="17.342cm" svg:y1="12.061cm" svg:x2="17.977cm" svg:y2="11.426cm" draw:start-shape="id82" draw:start-glue-point="2" draw:end-shape="id82" draw:end-glue-point="1" svg:d="m17342 12061v305h1708v-940h-1073">
          <text:p/>
        </draw:connector>
        <draw:g>
          <draw:connector draw:style-name="gr26" draw:text-style-name="P3" draw:layer="layout" draw:type="line" svg:x1="18.883cm" svg:y1="6.995cm" svg:x2="17.977cm" svg:y2="6.985cm" draw:end-shape="id80" draw:end-glue-point="1" svg:d="m18883 6995-906-10">
            <text:p text:style-name="P3"><text:s text:c="6"/></text:p>
          </draw:connector>
          <draw:frame draw:style-name="gr27" draw:text-style-name="P11" draw:layer="layout" svg:width="1.905cm" svg:height="0.962cm" svg:x="18.947cm" svg:y="6.585cm">
            <draw:text-box>
              <text:p text:style-name="P11"><text:span text:style-name="T27">top</text:span></text:p>
            </draw:text-box>
          </draw:frame>
        </draw:g>
        <draw:connector draw:style-name="gr7" draw:text-style-name="P3" draw:layer="layout" svg:x1="17.342cm" svg:y1="12.061cm" svg:x2="17.342cm" svg:y2="13.011cm" draw:start-shape="id82" draw:start-glue-point="2" draw:end-shape="id83" draw:end-glue-point="0" svg:d="m17342 12061v950">
          <text:p/>
        </draw:connector>
        <draw:custom-shape draw:style-name="gr6" draw:text-style-name="P3" draw:layer="layout" svg:width="1.905cm" svg:height="1.905cm" svg:x="19.69cm" svg:y="8.695cm">
          <text:p text:style-name="P3">Pop<text:span text:style-name="T3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id="id84" draw:layer="layout" svg:width="1.27cm" svg:height="1.27cm" svg:x="23.508cm" svg:y="6.992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0" draw:text-style-name="P3" draw:id="id85" draw:layer="layout" svg:width="1.27cm" svg:height="1.27cm" svg:x="23.508cm" svg:y="9.212cm">
          <text:p text:style-name="P3">0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0.196cm 0.572cm" svg:x1="24.143cm" svg:y1="8.262cm" svg:x2="24.778cm" svg:y2="7.627cm" draw:start-shape="id84" draw:start-glue-point="2" draw:end-shape="id84" draw:end-glue-point="1" svg:d="m24143 8262v305h1708v-940h-1073">
          <text:p/>
        </draw:connector>
        <draw:g>
          <draw:connector draw:style-name="gr26" draw:text-style-name="P3" draw:layer="layout" draw:type="line" svg:x1="25.684cm" svg:y1="7.196cm" svg:x2="24.778cm" svg:y2="7.186cm" svg:d="m25684 7196-906-10">
            <text:p text:style-name="P3"><text:s text:c="6"/></text:p>
          </draw:connector>
          <draw:frame draw:style-name="gr27" draw:text-style-name="P11" draw:layer="layout" svg:width="1.905cm" svg:height="0.962cm" svg:x="25.748cm" svg:y="6.786cm">
            <draw:text-box>
              <text:p text:style-name="P11"><text:span text:style-name="T27">top</text:span></text:p>
            </draw:text-box>
          </draw:frame>
        </draw:g>
        <draw:connector draw:style-name="gr7" draw:text-style-name="P3" draw:layer="layout" svg:x1="24.143cm" svg:y1="8.262cm" svg:x2="24.143cm" svg:y2="9.212cm" draw:start-shape="id84" draw:start-glue-point="2" draw:end-shape="id85" draw:end-glue-point="0" svg:d="m24143 8262v950">
          <text:p/>
        </draw:connector>
        <draw:custom-shape draw:style-name="gr20" draw:text-style-name="P3" draw:layer="layout" svg:width="1.27cm" svg:height="1.27cm" svg:x="23.509cm" svg:y="11.912cm">
          <text:p text:style-name="P3">0</text:p>
          <draw:enhanced-geometry svg:viewBox="0 0 21600 21600" draw:type="rectangle" draw:enhanced-path="M 0 0 L 21600 0 21600 21600 0 21600 0 0 Z N"/>
        </draw:custom-shape>
        <draw:g>
          <draw:connector draw:style-name="gr26" draw:text-style-name="P3" draw:layer="layout" draw:type="line" svg:x1="25.685cm" svg:y1="12.496cm" svg:x2="24.779cm" svg:y2="12.486cm" svg:d="m25685 12496-906-10">
            <text:p text:style-name="P3"><text:s text:c="6"/></text:p>
          </draw:connector>
          <draw:frame draw:style-name="gr27" draw:text-style-name="P11" draw:layer="layout" svg:width="1.905cm" svg:height="0.962cm" svg:x="25.749cm" svg:y="12.086cm">
            <draw:text-box>
              <text:p text:style-name="P11"><text:span text:style-name="T27">top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cks of Bounded Depth [CKY09]</text:p>
          </draw:text-box>
        </draw:frame>
        <draw:custom-shape draw:style-name="gr20" draw:text-style-name="P3" draw:id="id86" draw:layer="layout" svg:width="1.27cm" svg:height="1.27cm" svg:x="10.005cm" svg:y="6.3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87" draw:layer="layout" svg:width="1.27cm" svg:height="1.27cm" svg:x="10.005cm" svg:y="8.5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88" draw:layer="layout" svg:width="1.27cm" svg:height="1.27cm" svg:x="10.005cm" svg:y="10.79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89" draw:layer="layout" svg:width="1.27cm" svg:height="1.27cm" svg:x="10.005cm" svg:y="13.01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90" draw:layer="layout" svg:width="1.27cm" svg:height="1.27cm" svg:x="10.005cm" svg:y="15.23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91" draw:layer="layout" svg:width="1.27cm" svg:height="1.27cm" svg:x="10.005cm" svg:y="17.4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4cm" svg:y1="7.62cm" svg:x2="10.64cm" svg:y2="8.57cm" draw:start-shape="id86" draw:start-glue-point="2" draw:end-shape="id87" draw:end-glue-point="0" svg:d="m10640 7620v950">
          <text:p/>
        </draw:connector>
        <draw:connector draw:style-name="gr7" draw:text-style-name="P3" draw:layer="layout" svg:x1="10.64cm" svg:y1="9.84cm" svg:x2="10.64cm" svg:y2="10.791cm" draw:start-shape="id87" draw:start-glue-point="2" draw:end-shape="id88" draw:end-glue-point="0" svg:d="m10640 9840v951">
          <text:p/>
        </draw:connector>
        <draw:connector draw:style-name="gr7" draw:text-style-name="P3" draw:layer="layout" svg:x1="10.64cm" svg:y1="12.061cm" svg:x2="10.64cm" svg:y2="13.011cm" draw:start-shape="id88" draw:start-glue-point="2" draw:end-shape="id89" draw:end-glue-point="0" svg:d="m10640 12061v950">
          <text:p/>
        </draw:connector>
        <draw:connector draw:style-name="gr7" draw:text-style-name="P3" draw:layer="layout" svg:x1="10.64cm" svg:y1="14.281cm" svg:x2="10.64cm" svg:y2="15.232cm" draw:start-shape="id89" draw:start-glue-point="2" draw:end-shape="id90" draw:end-glue-point="0" svg:d="m10640 14281v951">
          <text:p/>
        </draw:connector>
        <draw:connector draw:style-name="gr7" draw:text-style-name="P3" draw:layer="layout" svg:x1="10.64cm" svg:y1="16.502cm" svg:x2="10.64cm" svg:y2="17.45cm" draw:start-shape="id90" draw:start-glue-point="2" draw:end-shape="id91" draw:end-glue-point="0" svg:d="m10640 16502v948">
          <text:p/>
        </draw:connector>
        <draw:g>
          <draw:connector draw:style-name="gr26" draw:text-style-name="P3" draw:layer="layout" draw:type="line" svg:x1="12.181cm" svg:y1="6.995cm" svg:x2="11.275cm" svg:y2="6.985cm" draw:end-shape="id86" draw:end-glue-point="1" svg:d="m12181 6995-906-10">
            <text:p text:style-name="P3"><text:s text:c="6"/></text:p>
          </draw:connector>
          <draw:frame draw:style-name="gr27" draw:text-style-name="P11" draw:layer="layout" svg:width="1.905cm" svg:height="0.962cm" svg:x="12.245cm" svg:y="6.585cm">
            <draw:text-box>
              <text:p text:style-name="P11"><text:span text:style-name="T27">top</text:span></text:p>
            </draw:text-box>
          </draw:frame>
        </draw:g>
        <draw:custom-shape draw:style-name="gr20" draw:text-style-name="P3" draw:id="id92" draw:layer="layout" svg:width="1.27cm" svg:height="1.27cm" svg:x="1.905cm" svg:y="10.83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93" draw:layer="layout" svg:width="1.27cm" svg:height="1.27cm" svg:x="1.905cm" svg:y="13.05cm">
          <text:p text:style-name="P3">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.54cm" svg:y1="12.102cm" svg:x2="2.54cm" svg:y2="13.05cm" draw:start-shape="id92" draw:start-glue-point="2" draw:end-shape="id93" draw:end-glue-point="0" svg:d="m2540 12102v948">
          <text:p/>
        </draw:connector>
        <draw:g>
          <draw:connector draw:style-name="gr26" draw:text-style-name="P3" draw:layer="layout" draw:type="line" svg:x1="4.082cm" svg:y1="11.395cm" svg:x2="3.176cm" svg:y2="11.385cm" svg:d="m4082 11395-906-10">
            <text:p text:style-name="P3"><text:s text:c="6"/></text:p>
          </draw:connector>
          <draw:frame draw:style-name="gr27" draw:text-style-name="P11" draw:layer="layout" svg:width="1.905cm" svg:height="0.962cm" svg:x="4.146cm" svg:y="10.985cm">
            <draw:text-box>
              <text:p text:style-name="P11"><text:span text:style-name="T27">top</text:span></text:p>
            </draw:text-box>
          </draw:frame>
        </draw:g>
        <draw:custom-shape draw:style-name="gr6" draw:text-style-name="P3" draw:layer="layout" svg:width="2.54cm" svg:height="1.905cm" svg:x="5.08cm" svg:y="12.065cm">
          <text:p text:style-name="P3">Pop<text:span text:style-name="T35">4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.54cm" svg:height="1.905cm" svg:x="18.415cm" svg:y="12.065cm">
          <text:p text:style-name="P3">Pop<text:span text:style-name="T3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9" draw:text-style-name="P3" draw:layer="layout" svg:x1="9.09cm" svg:y1="14.605cm" svg:x2="12.265cm" svg:y2="14.605cm">
          <text:p/>
        </draw:line>
        <draw:custom-shape draw:style-name="gr20" draw:text-style-name="P3" draw:id="id94" draw:layer="layout" svg:width="1.27cm" svg:height="1.27cm" svg:x="14.405cm" svg:y="6.3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95" draw:layer="layout" svg:width="1.27cm" svg:height="1.27cm" svg:x="14.405cm" svg:y="8.5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0" draw:text-style-name="P3" draw:id="id96" draw:layer="layout" svg:width="1.27cm" svg:height="1.27cm" svg:x="14.405cm" svg:y="10.79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0" draw:text-style-name="P3" draw:id="id97" draw:layer="layout" svg:width="1.27cm" svg:height="1.27cm" svg:x="14.405cm" svg:y="13.01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30" draw:text-style-name="P22" draw:id="id98" draw:layer="layout" svg:width="1.27cm" svg:height="1.27cm" svg:x="14.405cm" svg:y="15.232cm">
          <text:p text:style-name="P22"><text:span text:style-name="T53">?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04cm" svg:y1="7.62cm" svg:x2="15.04cm" svg:y2="8.57cm" draw:start-shape="id94" draw:start-glue-point="2" draw:end-shape="id95" draw:end-glue-point="0" svg:d="m15040 7620v950">
          <text:p/>
        </draw:connector>
        <draw:connector draw:style-name="gr7" draw:text-style-name="P3" draw:layer="layout" svg:x1="15.04cm" svg:y1="9.84cm" svg:x2="15.04cm" svg:y2="10.791cm" draw:start-shape="id95" draw:start-glue-point="2" draw:end-shape="id96" draw:end-glue-point="0" svg:d="m15040 9840v951">
          <text:p/>
        </draw:connector>
        <draw:connector draw:style-name="gr7" draw:text-style-name="P3" draw:layer="layout" svg:x1="15.04cm" svg:y1="12.061cm" svg:x2="15.04cm" svg:y2="13.011cm" draw:start-shape="id96" draw:start-glue-point="2" draw:end-shape="id97" draw:end-glue-point="0" svg:d="m15040 12061v950">
          <text:p/>
        </draw:connector>
        <draw:connector draw:style-name="gr7" draw:text-style-name="P3" draw:layer="layout" svg:x1="15.04cm" svg:y1="14.281cm" svg:x2="15.04cm" svg:y2="15.232cm" draw:start-shape="id97" draw:start-glue-point="2" draw:end-shape="id98" draw:end-glue-point="0" svg:d="m15040 14281v951">
          <text:p/>
        </draw:connector>
        <draw:g>
          <draw:connector draw:style-name="gr26" draw:text-style-name="P3" draw:layer="layout" draw:type="line" svg:x1="16.581cm" svg:y1="6.995cm" svg:x2="15.675cm" svg:y2="6.985cm" draw:end-shape="id94" draw:end-glue-point="1" svg:d="m16581 6995-906-10">
            <text:p text:style-name="P3"><text:s text:c="6"/></text:p>
          </draw:connector>
          <draw:frame draw:style-name="gr27" draw:text-style-name="P11" draw:layer="layout" svg:width="1.905cm" svg:height="0.962cm" svg:x="16.645cm" svg:y="6.585cm">
            <draw:text-box>
              <text:p text:style-name="P11"><text:span text:style-name="T27">top</text:span></text:p>
            </draw:text-box>
          </draw:frame>
        </draw:g>
        <draw:line draw:style-name="gr29" draw:text-style-name="P3" draw:layer="layout" svg:x1="13.49cm" svg:y1="14.605cm" svg:x2="16.665cm" svg:y2="14.605cm">
          <text:p/>
        </draw:line>
        <draw:custom-shape draw:style-name="gr30" draw:text-style-name="P22" draw:layer="layout" svg:width="1.27cm" svg:height="1.27cm" svg:x="22.305cm" svg:y="12.432cm">
          <text:p text:style-name="P22"><text:span text:style-name="T53">?</text:span></text:p>
          <draw:enhanced-geometry svg:viewBox="0 0 21600 21600" draw:type="rectangle" draw:enhanced-path="M 0 0 L 21600 0 21600 21600 0 21600 0 0 Z N"/>
        </draw:custom-shape>
        <draw:g>
          <draw:connector draw:style-name="gr26" draw:text-style-name="P3" draw:layer="layout" draw:type="line" svg:x1="24.481cm" svg:y1="13.095cm" svg:x2="23.575cm" svg:y2="13.085cm" svg:d="m24481 13095-906-10">
            <text:p text:style-name="P3"><text:s text:c="6"/></text:p>
          </draw:connector>
          <draw:frame draw:style-name="gr27" draw:text-style-name="P11" draw:layer="layout" svg:width="1.905cm" svg:height="0.962cm" svg:x="24.545cm" svg:y="12.685cm">
            <draw:text-box>
              <text:p text:style-name="P11"><text:span text:style-name="T27">top</text:span></text:p>
            </draw:text-box>
          </draw:frame>
        </draw:g>
        <draw:frame draw:style-name="gr2" draw:text-style-name="P23" draw:layer="layout" svg:width="3.81cm" svg:height="0.962cm" svg:x="22.86cm" svg:y="14.305cm">
          <draw:text-box>
            <text:p text:style-name="P23"><text:span text:style-name="T19">ERR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7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D = 3</text:p>
              </text:list-item>
              <text:list-item>
                <text:p>Input: “<text:span text:style-name="T20">(((</text:span>(((num))))))”</text:p>
                <text:list>
                  <text:list-item>
                    <text:p>The bottom of the stack is lost</text:p>
                  </text:list-item>
                </text:list>
              </text:list-item>
              <text:list-item>
                <text:p>With D = 1000 it is unlikely to loose anything</text:p>
                <text:list>
                  <text:list-item>
                    <text:p><text:span text:style-name="T15">NB:</text:span> Time and memory are O(|States|<text:span text:style-name="T35">D</text:span>)</text:p>
                  </text:list-item>
                  <text:list-item>
                    <text:p>We have to experiment to look for reasonable D</text:p>
                    <text:list>
                      <text:list-item>
                        <text:p>In progress :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paring the Two Abstra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egular approximation</text:p>
                <text:list>
                  <text:list-item>
                    <text:p>Does not handle nested parentheses at all</text:p>
                  </text:list-item>
                  <text:list-item>
                    <text:p>Even worse than bounded recursion</text:p>
                  </text:list-item>
                </text:list>
              </text:list-item>
              <text:list-item>
                <text:p>Bounded stack depth</text:p>
                <text:list>
                  <text:list-item>
                    <text:p>Does not handle nested parentheses of certain depths</text:p>
                  </text:list-item>
                  <text:list-item>
                    <text:p>Same as bounde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y Abstract Pars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 have two options:</text:p>
                <text:list>
                  <text:list-item>
                    <text:p>Approximate SQL grammar with a regular one (by bounding recursion depth)</text:p>
                  </text:list-item>
                  <text:list-item>
                    <text:p>Apply abstract parsing with bounded stack depth (D)</text:p>
                    <text:list>
                      <text:list-item>
                        <text:p>Time complexity: O(|States<text:span text:style-name="T35">TOK</text:span>| * |States<text:span text:style-name="T35">G</text:span>|<text:span text:style-name="T35">D</text:span><text:span text:style-name="T36">)</text:span></text:p>
                      </text:list-item>
                    </text:list>
                  </text:list-item>
                </text:list>
              </text:list-item>
              <text:list-item>
                <text:p>These two raise the same false alarms on infinite inputs</text:p>
              </text:list-item>
              <text:list-item>
                <text:p>Advantages of Abstract Parsing</text:p>
                <text:list>
                  <text:list-item>
                    <text:p>Precision guaranteed on finite inputs</text:p>
                  </text:list-item>
                  <text:list-item>
                    <text:p>Helpful error reporting</text:p>
                  </text:list-item>
                  <text:list-item>
                    <text:p>Support for IDE features (e.g., content assi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porting Erro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ypes of errors</text:p>
                <text:list>
                  <text:list-item>
                    <text:p><text:span text:style-name="T15">Unexpected token</text:span>: no action for the input token is present in the action table</text:p>
                    <text:list>
                      <text:list-item>
                        <text:p>Good: we have an erroneous token </text:p>
                      </text:list-item>
                    </text:list>
                  </text:list-item>
                  <text:list-item>
                    <text:p><text:span text:style-name="T15">Non-accepting state</text:span>: all input characters are consumed, but the current state is not accepting</text:p>
                    <text:list>
                      <text:list-item>
                        <text:p>Not so good: we do not know what the errors is</text:p>
                      </text:list-item>
                    </text:list>
                  </text:list-item>
                </text:list>
              </text:list-item>
              <text:list-item>
                <text:p>Error annotation positioning</text:p>
                <text:list>
                  <text:list-item>
                    <text:p>Input characters are coming with their positions</text:p>
                  </text:list-item>
                  <text:list-item>
                    <text:p>Transducer collects the characters which form 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all Summary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vert an abstract string into a <text:span text:style-name="T15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Perform abstract parsing on FST(NFA)</text:p>
                <text:list>
                  <text:list-item>
                    <text:p>O(|NFA| * |Parser States|<text:span text:style-name="T35">D</text:span>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 creating the abstract string </text:p>
                  </text:list-item>
                  <text:list-item>
                    <text:p>On abstract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7" draw:text-style-name="P8" draw:layer="layout" svg:width="25.199cm" svg:height="16.041cm" svg:x="1.4cm" svg:y="4.914cm" presentation:class="outline" presentation:user-transformed="true">
          <draw:text-box>
            <text:list text:style-name="L2">
              <text:list-item>
                <text:p><text:span text:style-name="T7">[DKS09]</text:span><text:span text:style-name="T22"> Kyung-Goo Doh, Hyunha Kim, and David A. Schmidt. </text:span><text:span text:style-name="T54">Abstract parsing: Static analysis of dynamically generated string output using LR-parsing technology</text:span><text:span text:style-name="T22">. In Jens Palsberg and Zhendong Su, editors, SAS, volume 5673 of Lecture Notes in Computer Science, pages 256–272. Springer, 2009.</text:span></text:p>
              </text:list-item>
              <text:list-item>
                <text:p><text:span text:style-name="T7">[KCY09]</text:span><text:span text:style-name="T22"> Soonho Kong, Wontae Choi, and Kwangkeun Yi. </text:span><text:span text:style-name="T54">Abstract parsing for two-staged languages with concatenation</text:span><text:span text:style-name="T22">. In GPCE ’09: Proceedings of the eighth international conference on Generative programming and component engineering, pages 109–116, New York, NY, USA, 2009. ACM.</text:span></text:p>
              </text:list-item>
              <text:list-item>
                <text:p><text:span text:style-name="T7">[Thi05]</text:span><text:span text:style-name="T22"> Peter Thiemann. </text:span><text:span text:style-name="T54">Grammar-based analysis of string expressions.</text:span><text:span text:style-name="T22"> In TLDI ’05: Proceedings of the 2005 ACM SIGPLAN international workshop on Types in languages design and implementation, pages 59–70, New York, NY, USA, 2005. ACM.</text:span></text:p>
              </text:list-item>
              <text:list-item>
                <text:p><text:span text:style-name="T7">[CMS03]</text:span><text:span text:style-name="T22"> Aske Simon Christensen, Anders Møller, and Michael I. Schwartzbach. </text:span><text:span text:style-name="T54">Precise analysis of string expressions.</text:span><text:span text:style-name="T22"> In Proc. 10</text:span><text:span text:style-name="T55">th</text:span><text:span text:style-name="T22"> International Static Analysis Symposium, SAS ’03, volume 2694 of LNCS, pages 1–18. Springer-Verlag, June 2003. Available from http://www.brics.dk/JSA/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23H57M29S</meta:editing-duration>
    <meta:editing-cycles>50</meta:editing-cycles>
    <dc:date>2010-03-09T12:36:33</dc:date>
    <dc:creator>Andrey Breslav</dc:creator>
    <meta:generator>OpenOffice.org/3.1$Linux OpenOffice.org_project/310m19$Build-9420</meta:generator>
    <meta:document-statistic meta:object-count="600"/>
  </office:meta>
</office:document-meta>
</file>